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>
      <style:paragraph-properties fo:line-height="100%" fo:break-before="pag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margin-top="0cm" fo:margin-bottom="0.499cm" loext:contextual-spacing="false" fo:line-height="100%"/>
      <style:text-properties officeooo:rsid="002fb7ad" officeooo:paragraph-rsid="002fb7ad"/>
    </style:style>
    <style:style style:name="P5" style:family="paragraph">
      <style:paragraph-properties fo:line-height="100%" fo:break-before="page"/>
    </style:style>
    <style:style style:name="T1" style:family="text">
      <style:text-properties officeooo:rsid="003d3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S UNPOOLED PCA</text:p>
      <text:p text:style-name="P1"/>
      <text:p text:style-name="P1">&gt; summary(ols.fitunpooled)</text:p>
      <text:p text:style-name="P1"/>
      <text:p text:style-name="P1">Call:</text:p>
      <text:p text:style-name="P1">lm(formula = Percent ~ ., data = train)</text:p>
      <text:p text:style-name="P1"/>
      <text:p text:style-name="P1">Residuals:</text:p>
      <text:p text:style-name="P1"><text:s text:c="5"/>Min <text:s text:c="6"/>1Q <text:s text:c="2"/>Median <text:s text:c="6"/>3Q <text:s text:c="5"/>Max </text:p>
      <text:p text:style-name="P1">-121.794 <text:s/>-18.163 <text:s text:c="2"/>-0.151 <text:s text:c="2"/>15.125 <text:s/>276.866 </text:p>
      <text:p text:style-name="P1"/>
      <text:p text:style-name="P1">Coefficients:</text:p>
      <text:p text:style-name="P1"><text:s text:c="26"/>Estimate Std. Error t value Pr(&gt;|t|) <text:s text:c="3"/></text:p>
      <text:p text:style-name="P1">(Intercept) <text:s text:c="14"/>90.34907 <text:s text:c="3"/>3.63349 <text:s/>24.866 <text:s/>&lt; 2e-16 ***</text:p>
      <text:p text:style-name="P1">Fuelceanothus, bigpod <text:s text:c="4"/>-9.18191 <text:s text:c="3"/>5.35982 <text:s/>-1.713 0.086754 . <text:s/></text:p>
      <text:p text:style-name="P1">Fuelceanothus, hoaryleaf <text:s/>-6.89557 <text:s text:c="3"/>5.30562 <text:s/>-1.300 0.193771 <text:s text:c="3"/></text:p>
      <text:p text:style-name="P1">Fuelchamise <text:s text:c="14"/>-6.94294 <text:s text:c="3"/>3.85653 <text:s/>-1.800 0.071871 . <text:s/></text:p>
      <text:p text:style-name="P1">Fuelchamise, new growth <text:s text:c="2"/>-4.24398 <text:s text:c="3"/>4.05418 <text:s/>-1.047 0.295234 <text:s text:c="3"/></text:p>
      <text:p text:style-name="P1">Fuelsage, black <text:s text:c="10"/>53.23029 <text:s text:c="3"/>4.77895 <text:s/>11.138 <text:s/>&lt; 2e-16 ***</text:p>
      <text:p text:style-name="P1">Fuelsage, purple <text:s text:c="9"/>15.82263 <text:s text:c="3"/>4.33419 <text:s text:c="2"/>3.651 0.000264 ***</text:p>
      <text:p text:style-name="P1">Fuelsagebrush, black <text:s text:c="5"/>30.60409 <text:s text:c="3"/>3.68342 <text:s text:c="2"/>8.309 <text:s/>&lt; 2e-16 ***</text:p>
      <text:p text:style-name="P1">Fuelsagebrush, california 29.75615 <text:s text:c="3"/>3.47004 <text:s text:c="2"/>8.575 <text:s/>&lt; 2e-16 ***</text:p>
      <text:p text:style-name="P1">PC1 <text:s text:c="22"/>-2.40044 <text:s text:c="3"/>0.06202 -38.702 <text:s/>&lt; 2e-16 ***</text:p>
      <text:p text:style-name="P1">PC2 <text:s text:c="22"/>-0.76413 <text:s text:c="3"/>0.15660 <text:s/>-4.879 1.10e-06 ***</text:p>
      <text:p text:style-name="P1">PC3 <text:s text:c="23"/>5.49748 <text:s text:c="3"/>0.18605 <text:s/>29.549 <text:s/>&lt; 2e-16 ***</text:p>
      <text:p text:style-name="P1">PC4 <text:s text:c="22"/>-1.25194 <text:s text:c="3"/>0.19013 <text:s/>-6.585 5.01e-11 ***</text:p>
      <text:p text:style-name="P1">PC5 <text:s text:c="23"/>5.88623 <text:s text:c="3"/>0.27043 <text:s/>21.766 <text:s/>&lt; 2e-16 ***</text:p>
      <text:p text:style-name="P1">PC6 <text:s text:c="23"/>5.36799 <text:s text:c="3"/>0.26270 <text:s/>20.434 <text:s/>&lt; 2e-16 ***</text:p>
      <text:p text:style-name="P1">PC7 <text:s text:c="23"/>0.98124 <text:s text:c="3"/>0.25881 <text:s text:c="2"/>3.791 0.000152 ***</text:p>
      <text:p text:style-name="P1">PC8 <text:s text:c="22"/>-3.78810 <text:s text:c="3"/>0.31380 -12.072 <text:s/>&lt; 2e-16 ***</text:p>
      <text:p text:style-name="P1">PC9 <text:s text:c="23"/>2.97335 <text:s text:c="3"/>0.32158 <text:s text:c="2"/>9.246 <text:s/>&lt; 2e-16 ***</text:p>
      <text:p text:style-name="P1">PC10 <text:s text:c="21"/>-3.18813 <text:s text:c="3"/>0.35829 <text:s/>-8.898 <text:s/>&lt; 2e-16 ***</text:p>
      <text:p text:style-name="P1">PC11 <text:s text:c="21"/>-0.49677 <text:s text:c="3"/>0.37653 <text:s/>-1.319 0.187117 <text:s text:c="3"/></text:p>
      <text:p text:style-name="P1">PC12 <text:s text:c="21"/>-0.96281 <text:s text:c="3"/>0.37617 <text:s/>-2.559 0.010511 * <text:s/></text:p>
      <text:p text:style-name="P1">PC13 <text:s text:c="21"/>-1.51371 <text:s text:c="3"/>0.42186 <text:s/>-3.588 0.000336 ***</text:p>
      <text:p text:style-name="P1">PC14 <text:s text:c="22"/>3.98379 <text:s text:c="3"/>0.45779 <text:s text:c="2"/>8.702 <text:s/>&lt; 2e-16 ***</text:p>
      <text:p text:style-name="P1">PC15 <text:s text:c="22"/>0.81722 <text:s text:c="3"/>0.45942 <text:s text:c="2"/>1.779 0.075332 . <text:s/></text:p>
      <text:p text:style-name="P1">PC16 <text:s text:c="22"/>2.74596 <text:s text:c="3"/>0.49746 <text:s text:c="2"/>5.520 3.56e-08 ***</text:p>
      <text:p text:style-name="P1">PC17 <text:s text:c="22"/>3.21767 <text:s text:c="3"/>0.54190 <text:s text:c="2"/>5.938 3.08e-09 ***</text:p>
      <text:p text:style-name="P1">PC18 <text:s text:c="21"/>-1.31759 <text:s text:c="3"/>0.56726 <text:s/>-2.323 0.020233 * <text:s/></text:p>
      <text:p text:style-name="P1">PC19 <text:s text:c="21"/>-0.36341 <text:s text:c="3"/>0.72537 <text:s/>-0.501 0.616395 <text:s text:c="3"/></text:p>
      <text:p text:style-name="P1">PC20 <text:s text:c="22"/>2.76027 <text:s text:c="3"/>0.65619 <text:s text:c="2"/>4.206 2.64e-05 ***</text:p>
      <text:p text:style-name="P1">PC21 <text:s text:c="21"/>-3.56657 <text:s text:c="3"/>0.80386 <text:s/>-4.437 9.32e-06 ***</text:p>
      <text:p text:style-name="P1">PC22 <text:s text:c="21"/>-0.45398 <text:s text:c="3"/>1.06621 <text:s/>-0.426 0.670279 <text:s text:c="3"/>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34.08 on 5165 degrees of freedom</text:p>
      <text:p text:style-name="P1">Multiple R-squared: <text:s/>0.5564,<text:tab/>Adjusted R-squared: <text:s/>0.5538 </text:p>
      <text:p text:style-name="P1"><text:soft-page-break/>F-statistic: 215.9 on 30 and 5165 DF, <text:s/>p-value: &lt; 2.2e-16</text:p>
      <text:p text:style-name="P1"/>
      <text:p text:style-name="Standard">LMER <text:span text:style-name="T1">VARYING INTERCEPT</text:span> PCA</text:p>
      <text:p text:style-name="P1"/>
      <text:p text:style-name="P1">REML criterion at convergence: 51437.6</text:p>
      <text:p text:style-name="P1"/>
      <text:p text:style-name="P1">Scaled residuals: </text:p>
      <text:p text:style-name="P1"><text:s text:c="4"/>Min <text:s text:c="5"/>1Q <text:s/>Median <text:s text:c="5"/>3Q <text:s text:c="4"/>Max </text:p>
      <text:p text:style-name="P1">-3.5824 -0.5340 -0.0053 <text:s/>0.4436 <text:s/>8.1285 </text:p>
      <text:p text:style-name="P1"/>
      <text:p text:style-name="P1">Random effects:</text:p>
      <text:p text:style-name="P1"><text:s/>Groups <text:s text:c="2"/>Name <text:s text:c="7"/>Variance Std.Dev.</text:p>
      <text:p text:style-name="P1"><text:s/>Fuel <text:s text:c="4"/>(Intercept) <text:s/>491.1 <text:s text:c="2"/>22.16 <text:s text:c="2"/></text:p>
      <text:p text:style-name="P1"><text:s/>Residual <text:s text:c="12"/>1161.6 <text:s text:c="2"/>34.08 <text:s text:c="2"/></text:p>
      <text:p text:style-name="P1">Number of obs: 5196, groups: <text:s/>Fuel, 9</text:p>
      <text:p text:style-name="P1"/>
      <text:p text:style-name="P1">Fixed effects:</text:p>
      <text:p text:style-name="P1"><text:s text:c="14"/>Estimate Std. Error <text:s text:c="8"/>df t value Pr(&gt;|t|) <text:s text:c="3"/></text:p>
      <text:p text:style-name="P1">(Intercept) <text:s/>101.72771 <text:s text:c="3"/>7.43495 <text:s text:c="3"/>8.05795 <text:s/>13.682 7.33e-07 ***</text:p>
      <text:p text:style-name="P1">PC1 <text:s text:c="10"/>-2.40057 <text:s text:c="3"/>0.06202 5165.51703 -38.705 <text:s/>&lt; 2e-16 ***</text:p>
      <text:p text:style-name="P1">PC2 <text:s text:c="10"/>-0.77219 <text:s text:c="3"/>0.15650 5172.79201 <text:s/>-4.934 8.30e-07 ***</text:p>
      <text:p text:style-name="P1">PC3 <text:s text:c="11"/>5.49892 <text:s text:c="3"/>0.18594 5172.39452 <text:s/>29.573 <text:s/>&lt; 2e-16 ***</text:p>
      <text:p text:style-name="P1">PC4 <text:s text:c="10"/>-1.25622 <text:s text:c="3"/>0.19008 5169.30756 <text:s/>-6.609 4.26e-11 ***</text:p>
      <text:p text:style-name="P1">PC5 <text:s text:c="11"/>5.90222 <text:s text:c="3"/>0.26980 5143.02946 <text:s/>21.876 <text:s/>&lt; 2e-16 ***</text:p>
      <text:p text:style-name="P1">PC6 <text:s text:c="11"/>5.35703 <text:s text:c="3"/>0.26257 5172.05228 <text:s/>20.403 <text:s/>&lt; 2e-16 ***</text:p>
      <text:p text:style-name="P1">PC7 <text:s text:c="11"/>0.98146 <text:s text:c="3"/>0.25875 5168.63043 <text:s text:c="2"/>3.793 0.000151 ***</text:p>
      <text:p text:style-name="P1">PC8 <text:s text:c="10"/>-3.78995 <text:s text:c="3"/>0.31375 5168.05752 -12.080 <text:s/>&lt; 2e-16 ***</text:p>
      <text:p text:style-name="P1">PC9 <text:s text:c="11"/>2.97518 <text:s text:c="3"/>0.32148 5170.13895 <text:s text:c="2"/>9.255 <text:s/>&lt; 2e-16 ***</text:p>
      <text:p text:style-name="P1">PC10 <text:s text:c="9"/>-3.18850 <text:s text:c="3"/>0.35781 5169.14229 <text:s/>-8.911 <text:s/>&lt; 2e-16 ***</text:p>
      <text:p text:style-name="P1">PC11 <text:s text:c="9"/>-0.49243 <text:s text:c="3"/>0.37648 5167.58463 <text:s/>-1.308 0.190934 <text:s text:c="3"/></text:p>
      <text:p text:style-name="P1">PC12 <text:s text:c="9"/>-0.97027 <text:s text:c="3"/>0.37615 5166.38500 <text:s/>-2.580 0.009922 ** </text:p>
      <text:p text:style-name="P1">PC13 <text:s text:c="9"/>-1.49340 <text:s text:c="3"/>0.42133 5170.26282 <text:s/>-3.544 0.000397 ***</text:p>
      <text:p text:style-name="P1">PC14 <text:s text:c="10"/>3.98472 <text:s text:c="3"/>0.45763 5170.56984 <text:s text:c="2"/>8.707 <text:s/>&lt; 2e-16 ***</text:p>
      <text:p text:style-name="P1">PC15 <text:s text:c="10"/>0.81916 <text:s text:c="3"/>0.45938 5166.70726 <text:s text:c="2"/>1.783 0.074618 . <text:s/></text:p>
      <text:p text:style-name="P1">PC16 <text:s text:c="10"/>2.75312 <text:s text:c="3"/>0.49695 5172.30417 <text:s text:c="2"/>5.540 3.17e-08 ***</text:p>
      <text:p text:style-name="P1">PC17 <text:s text:c="10"/>3.21448 <text:s text:c="3"/>0.54171 5170.58996 <text:s text:c="2"/>5.934 3.15e-09 ***</text:p>
      <text:p text:style-name="P1">PC18 <text:s text:c="9"/>-1.32361 <text:s text:c="3"/>0.56683 5172.98625 <text:s/>-2.335 0.019576 * <text:s/></text:p>
      <text:p text:style-name="P1">PC19 <text:s text:c="9"/>-0.38264 <text:s text:c="3"/>0.72045 4746.94509 <text:s/>-0.531 0.595359 <text:s text:c="3"/></text:p>
      <text:p text:style-name="P1">PC20 <text:s text:c="10"/>2.77650 <text:s text:c="3"/>0.65506 5162.00397 <text:s text:c="2"/>4.239 2.29e-05 ***</text:p>
      <text:p text:style-name="P1">PC21 <text:s text:c="9"/>-3.58744 <text:s text:c="3"/>0.79886 4819.42295 <text:s/>-4.491 7.27e-06 ***</text:p>
      <text:p text:style-name="P1">PC22 <text:s text:c="9"/>-0.40905 <text:s text:c="3"/>1.05592 4314.79505 <text:s/>-0.387 0.698486 <text:s text:c="3"/></text:p>
      <text:p text:style-name="P1">---</text:p>
      <text:p text:style-name="P1">Signif. Codes: <text:s/>0 ‘***’ 0.001 ‘**’ 0.01 ‘*’ 0.05 ‘.’ 0.1 ‘ ’ 1</text:p>
      <text:p text:style-name="P1"/>
      <text:p text:style-name="P1">number of obs: 5196, groups: Fuel, 9</text:p>
      <text:p text:style-name="P1">AIC = 51487.6, DIC = 51438</text:p>
      <text:p text:style-name="P1">deviance = 51437.8 </text:p>
      <text:p text:style-name="P1">&gt; fixef(lmer.fitfe)</text:p>
      <text:p text:style-name="P1">(Intercept) <text:s text:c="8"/>PC1 <text:s text:c="8"/>PC2 <text:s text:c="8"/>PC3 <text:s text:c="8"/>PC4 <text:s text:c="8"/>PC5 <text:s text:c="8"/>PC6 <text:s text:c="8"/>PC7 <text:s text:c="8"/>PC8 </text:p>
      <text:p text:style-name="P1">101.7277099 <text:s/>-2.4005709 <text:s/>-0.7721950 <text:s text:c="2"/>5.4989213 <text:s/>-1.2562240 <text:s text:c="2"/>5.9022160 <text:s text:c="2"/>5.3570319 <text:s text:c="2"/>0.9814564 <text:s/>-3.7899516 </text:p>
      <text:p text:style-name="P1"><text:soft-page-break/><text:s text:c="8"/>PC9 <text:s text:c="7"/>PC10 <text:s text:c="7"/>PC11 <text:s text:c="7"/>PC12 <text:s text:c="7"/>PC13 <text:s text:c="7"/>PC14 <text:s text:c="7"/>PC15 <text:s text:c="7"/>PC16 <text:s text:c="7"/>PC17 </text:p>
      <text:p text:style-name="P1"><text:s text:c="2"/>2.9751806 <text:s/>-3.1884971 <text:s/>-0.4924312 <text:s/>-0.9702731 <text:s/>-1.4933964 <text:s text:c="2"/>3.9847200 <text:s text:c="2"/>0.8191558 <text:s text:c="2"/>2.7531216 <text:s text:c="2"/>3.2144839 </text:p>
      <text:p text:style-name="P1"><text:s text:c="7"/>PC18 <text:s text:c="7"/>PC19 <text:s text:c="7"/>PC20 <text:s text:c="7"/>PC21 <text:s text:c="7"/>PC22 </text:p>
      <text:p text:style-name="P1"><text:s/>-1.3236072 <text:s/>-0.3826443 <text:s text:c="2"/>2.7764967 <text:s/>-3.5874386 <text:s/>-0.4090528 </text:p>
      <text:p text:style-name="P1">&gt; ranef(lmer.fitfe)</text:p>
      <text:p text:style-name="P1">$Fuel</text:p>
      <text:p text:style-name="P1"><text:s text:c="26"/>(Intercept)</text:p>
      <text:p text:style-name="P1">buckwheat, eastern mojave <text:s/>-11.306334</text:p>
      <text:p text:style-name="P1">ceanothus, bigpod <text:s text:c="9"/>-20.145550</text:p>
      <text:p text:style-name="P1">ceanothus, hoaryleaf <text:s text:c="6"/>-17.821270</text:p>
      <text:p text:style-name="P1">chamise <text:s text:c="19"/>-18.274446</text:p>
      <text:p text:style-name="P1">chamise, new growth <text:s text:c="7"/>-15.568883</text:p>
      <text:p text:style-name="P1">sage, black <text:s text:c="16"/>41.651880</text:p>
      <text:p text:style-name="P1">sage, purple <text:s text:c="16"/>4.309138</text:p>
      <text:p text:style-name="P1">sagebrush, black <text:s text:c="11"/>18.982179</text:p>
      <text:p text:style-name="P1">sagebrush, california <text:s text:c="6"/>18.173285</text:p>
      <text:p text:style-name="P1"/>
      <text:p text:style-name="P1">with conditional variances for “Fuel” </text:p>
      <text:p text:style-name="P1"/>
      <text:p text:style-name="P1">&gt; summary(lmer.fitfe)</text:p>
      <text:p text:style-name="P1">Linear mixed model fit by REML. t-tests use Satterthwaite's method ['lmerModLmerTest']</text:p>
      <text:p text:style-name="P1">Formula: lmerFE_formula</text:p>
      <text:p text:style-name="P1"><text:s text:c="3"/>Data: train</text:p>
      <text:p text:style-name="P1"/>
      <text:p text:style-name="P1"/>
      <text:p text:style-name="P1"/>
      <text:p text:style-name="P1"/>
      <text:p text:style-name="Standard">LMER <text:span text:style-name="T1">VARYING SLOPE </text:span>PCA<text:span text:style-name="T1">6</text:span></text:p>
      <text:p text:style-name="P1"/>
      <text:p text:style-name="P3">REML criterion at convergence: 50087.4</text:p>
      <text:p text:style-name="P3"/>
      <text:p text:style-name="P3">Scaled residuals: </text:p>
      <text:p text:style-name="P3"><text:s text:c="4"/>Min <text:s text:c="5"/>1Q <text:s/>Median <text:s text:c="5"/>3Q <text:s text:c="4"/>Max </text:p>
      <text:p text:style-name="P3">-5.0543 -0.4548 -0.0698 <text:s/>0.3854 <text:s/>8.6589 </text:p>
      <text:p text:style-name="P3"/>
      <text:p text:style-name="P3">Random effects:</text:p>
      <text:p text:style-name="P3"><text:s/>Groups <text:s text:c="2"/>Name <text:s text:c="7"/>Variance Std.Dev. Corr <text:s text:c="30"/></text:p>
      <text:p text:style-name="P3"><text:s/>Fuel <text:s text:c="4"/>(Intercept) 384.623 <text:s/>19.6118 <text:s text:c="36"/></text:p>
      <text:p text:style-name="P3"><text:s text:c="10"/>PC1 <text:s text:c="10"/>4.924 <text:s text:c="2"/>2.2189 <text:s/>-0.99 <text:s text:c="29"/></text:p>
      <text:p text:style-name="P3"><text:s text:c="10"/>PC2 <text:s text:c="10"/>1.724 <text:s text:c="2"/>1.3131 <text:s/>-0.78 <text:s/>0.78 <text:s text:c="23"/></text:p>
      <text:p text:style-name="P3"><text:s text:c="10"/>PC3 <text:s text:c="10"/>7.561 <text:s text:c="2"/>2.7497 <text:s text:c="2"/>0.95 -0.94 -0.66 <text:s text:c="17"/></text:p>
      <text:p text:style-name="P3"><text:s text:c="10"/>PC4 <text:s text:c="10"/>0.510 <text:s text:c="2"/>0.7142 <text:s text:c="2"/>0.11 -0.03 <text:s/>0.46 <text:s/>0.30 <text:s text:c="11"/></text:p>
      <text:p text:style-name="P3"><text:s text:c="10"/>PC5 <text:s text:c="10"/>4.271 <text:s text:c="2"/>2.0666 <text:s text:c="2"/>0.62 -0.69 -0.67 <text:s/>0.75 -0.11 <text:s text:c="5"/></text:p>
      <text:p text:style-name="P3"><text:s text:c="10"/>PC6 <text:s text:c="10"/>6.881 <text:s text:c="2"/>2.6232 <text:s text:c="2"/>0.96 -0.92 -0.61 <text:s/>0.97 <text:s/>0.38 <text:s/>0.58</text:p>
      <text:p text:style-name="P3"><text:s/>Residual <text:s text:c="12"/>888.181 <text:s/>29.8024 <text:s text:c="36"/></text:p>
      <text:p text:style-name="P3">Number of obs: 5196, groups: <text:s/>Fuel, 9</text:p>
      <text:p text:style-name="P3"/>
      <text:p text:style-name="P3">Fixed effects:</text:p>
      <text:p text:style-name="P3"><text:s text:c="13"/>Estimate Std. Error <text:s text:c="7"/>df t value Pr(&gt;|t|) <text:s text:c="3"/></text:p>
      <text:p text:style-name="P3">(Intercept) <text:s/>100.3245 <text:s text:c="4"/>6.5737 <text:s text:c="3"/>7.9018 <text:s/>15.261 3.82e-07 ***</text:p>
      <text:p text:style-name="P3">PC1 <text:s text:c="10"/>-3.4269 <text:s text:c="4"/>0.7445 <text:s text:c="3"/>7.9703 <text:s/>-4.603 0.001766 ** </text:p>
      <text:p text:style-name="P3">PC2 <text:s text:c="10"/>-2.1448 <text:s text:c="4"/>0.4905 <text:s text:c="3"/>8.4286 <text:s/>-4.373 0.002094 ** </text:p>
      <text:p text:style-name="P3">PC3 <text:s text:c="11"/>6.2248 <text:s text:c="4"/>0.9446 <text:s text:c="3"/>7.5515 <text:s text:c="2"/>6.590 0.000221 ***</text:p>
      <text:p text:style-name="P3">PC4 <text:s text:c="10"/>-1.8668 <text:s text:c="4"/>0.3155 <text:s text:c="3"/>5.1477 <text:s/>-5.916 0.001779 ** </text:p>
      <text:p text:style-name="P3">PC5 <text:s text:c="11"/>6.1051 <text:s text:c="4"/>0.7696 <text:s text:c="3"/>6.3411 <text:s text:c="2"/>7.933 0.000161 ***</text:p>
      <text:p text:style-name="P3">PC6 <text:s text:c="11"/>7.0221 <text:s text:c="4"/>0.9169 <text:s text:c="3"/>7.7883 <text:s text:c="2"/>7.659 6.89e-05 ***</text:p>
      <text:p text:style-name="P3">PC7 <text:s text:c="11"/>0.5697 <text:s text:c="4"/>0.2308 2646.8690 <text:s text:c="2"/>2.469 0.013629 * <text:s/></text:p>
      <text:p text:style-name="P3">PC8 <text:s text:c="10"/>-2.7014 <text:s text:c="4"/>0.2780 4250.1914 <text:s/>-9.718 <text:s/>&lt; 2e-16 ***</text:p>
      <text:p text:style-name="P3">PC9 <text:s text:c="11"/>2.3983 <text:s text:c="4"/>0.2816 4925.4098 <text:s text:c="2"/>8.517 <text:s/>&lt; 2e-16 ***</text:p>
      <text:p text:style-name="P3">PC10 <text:s text:c="9"/>-2.6686 <text:s text:c="4"/>0.3143 1239.8898 <text:s/>-8.490 <text:s/>&lt; 2e-16 ***</text:p>
      <text:p text:style-name="P3"><text:soft-page-break/>PC11 <text:s text:c="9"/>-0.2875 <text:s text:c="4"/>0.3317 4879.6124 <text:s/>-0.867 0.386123 <text:s text:c="3"/></text:p>
      <text:p text:style-name="P3">PC12 <text:s text:c="9"/>-1.1701 <text:s text:c="4"/>0.3297 4968.3587 <text:s/>-3.549 0.000391 ***</text:p>
      <text:p text:style-name="P3">PC13 <text:s text:c="9"/>-1.0057 <text:s text:c="4"/>0.3717 <text:s/>760.9854 <text:s/>-2.706 0.006971 ** </text:p>
      <text:p text:style-name="P3">PC14 <text:s text:c="10"/>2.8880 <text:s text:c="4"/>0.4072 4026.3405 <text:s text:c="2"/>7.092 1.55e-12 ***</text:p>
      <text:p text:style-name="P3">PC15 <text:s text:c="10"/>0.5728 <text:s text:c="4"/>0.4047 4981.5157 <text:s text:c="2"/>1.415 0.157077 <text:s text:c="3"/></text:p>
      <text:p text:style-name="P3">PC16 <text:s text:c="10"/>1.7036 <text:s text:c="4"/>0.4401 2150.9418 <text:s text:c="2"/>3.871 0.000112 ***</text:p>
      <text:p text:style-name="P3">PC17 <text:s text:c="9"/>-0.8750 <text:s text:c="4"/>0.4865 2911.3198 <text:s/>-1.798 0.072204 . <text:s/></text:p>
      <text:p text:style-name="P3">PC18 <text:s text:c="9"/>-0.5896 <text:s text:c="4"/>0.5009 2916.6217 <text:s/>-1.177 0.239225 <text:s text:c="3"/></text:p>
      <text:p text:style-name="P3">PC19 <text:s text:c="10"/>0.4728 <text:s text:c="4"/>0.5941 <text:s/>393.6697 <text:s text:c="2"/>0.796 0.426582 <text:s text:c="3"/></text:p>
      <text:p text:style-name="P3">PC20 <text:s text:c="10"/>0.9990 <text:s text:c="4"/>0.5655 3026.4145 <text:s text:c="2"/>1.767 0.077405 . <text:s/></text:p>
      <text:p text:style-name="P3">PC21 <text:s text:c="9"/>-2.0444 <text:s text:c="4"/>0.6664 <text:s/>286.7560 <text:s/>-3.068 0.002360 ** </text:p>
      <text:p text:style-name="P3">PC22 <text:s text:c="9"/>-2.6366 <text:s text:c="4"/>0.8656 <text:s text:c="2"/>85.1087 <text:s/>-3.046 0.003087 ** </text:p>
      <text:p text:style-name="P3">---</text:p>
      <text:p text:style-name="P3">Signif. codes: <text:s/>0 ‘***’ 0.001 ‘**’ 0.01 ‘*’ 0.05 ‘.’ 0.1 ‘ ’ 1</text:p>
      <text:p text:style-name="P3">AIC = 50191.4, DIC = 50089.7</text:p>
      <text:p text:style-name="P3">deviance = 50088.5 </text:p>
      <text:p text:style-name="P3">&gt; fixef(lmer.fitre)</text:p>
      <text:p text:style-name="P3">(Intercept) <text:s text:c="8"/>PC1 <text:s text:c="8"/>PC2 <text:s text:c="8"/>PC3 <text:s text:c="8"/>PC4 <text:s text:c="8"/>PC5 <text:s text:c="8"/>PC6 <text:s text:c="8"/>PC7 <text:s text:c="8"/>PC8 </text:p>
      <text:p text:style-name="P3">100.3245324 <text:s/>-3.4268566 <text:s/>-2.1447532 <text:s text:c="2"/>6.2247819 <text:s/>-1.8668322 <text:s text:c="2"/>6.1050837 <text:s text:c="2"/>7.0220773 <text:s text:c="2"/>0.5697075 <text:s/>-2.7013872 </text:p>
      <text:p text:style-name="P3"><text:s text:c="8"/>PC9 <text:s text:c="7"/>PC10 <text:s text:c="7"/>PC11 <text:s text:c="7"/>PC12 <text:s text:c="7"/>PC13 <text:s text:c="7"/>PC14 <text:s text:c="7"/>PC15 <text:s text:c="7"/>PC16 <text:s text:c="7"/>PC17 </text:p>
      <text:p text:style-name="P3"><text:s text:c="2"/>2.3982616 <text:s/>-2.6686383 <text:s/>-0.2874630 <text:s/>-1.1700753 <text:s/>-1.0057298 <text:s text:c="2"/>2.8879500 <text:s text:c="2"/>0.5727556 <text:s text:c="2"/>1.7036431 <text:s/>-0.8750440 </text:p>
      <text:p text:style-name="P3"><text:s text:c="7"/>PC18 <text:s text:c="7"/>PC19 <text:s text:c="7"/>PC20 <text:s text:c="7"/>PC21 <text:s text:c="7"/>PC22 </text:p>
      <text:p text:style-name="P3"><text:s/>-0.5895972 <text:s text:c="2"/>0.4728448 <text:s text:c="2"/>0.9989910 <text:s/>-2.0444358 <text:s/>-2.6366280 </text:p>
      <text:p text:style-name="P3">&gt; ranef(lmer.fitre)</text:p>
      <text:p text:style-name="P3">$Fuel</text:p>
      <text:p text:style-name="P3"><text:s text:c="26"/>(Intercept) <text:s text:c="6"/>PC1 <text:s text:c="8"/>PC2 <text:s text:c="6"/>PC3 <text:s text:c="7"/>PC4 <text:s text:c="7"/>PC5 <text:s text:c="7"/>PC6</text:p>
      <text:p text:style-name="P3">buckwheat, eastern mojave <text:s text:c="3"/>-7.57394 <text:s/>1.196576 <text:s/>0.16710661 -2.439758 -0.3747988 -3.0180870 -1.4508522</text:p>
      <text:p text:style-name="P3">ceanothus, bigpod <text:s text:c="10"/>-16.90292 <text:s/>1.839306 <text:s/>0.89111335 -1.123328 <text:s/>0.2637997 <text:s/>0.6075177 -1.6516621</text:p>
      <text:p text:style-name="P3">ceanothus, hoaryleaf <text:s text:c="7"/>-17.77743 <text:s/>1.901458 <text:s/>0.61246905 -2.619416 -0.3904516 -1.0463737 -2.6115127</text:p>
      <text:p text:style-name="P3"><text:soft-page-break/>chamise <text:s text:c="20"/>-19.32866 <text:s/>2.175933 <text:s/>2.14496292 -2.483957 <text:s/>0.6190531 -2.4619768 -1.9420065</text:p>
      <text:p text:style-name="P3">chamise, new growth <text:s text:c="8"/>-15.15657 <text:s/>1.877486 <text:s/>0.30402548 -1.906482 -0.1773889 -0.6555276 -1.9225857</text:p>
      <text:p text:style-name="P3">sage, black <text:s text:c="17"/>33.63232 -3.343953 -1.02442977 <text:s/>4.732403 <text:s/>0.9201436 <text:s/>1.0209258 <text:s/>5.1183308</text:p>
      <text:p text:style-name="P3">sage, purple <text:s text:c="16"/>10.72493 -1.463315 <text:s/>0.02072088 <text:s/>2.155158 <text:s/>0.4249895 <text:s/>1.6396268 <text:s/>1.7330651</text:p>
      <text:p text:style-name="P3">sagebrush, black <text:s text:c="12"/>15.13650 -2.266287 -1.51057320 <text:s/>1.305353 -0.9796994 <text:s/>1.8674996 <text:s/>0.7626213</text:p>
      <text:p text:style-name="P3">sagebrush, california <text:s text:c="7"/>17.24577 -1.917204 -1.60539531 <text:s/>2.380027 -0.3056470 <text:s/>2.0463952 <text:s/>1.9646020</text:p>
      <text:p text:style-name="P3"/>
      <text:p text:style-name="P3">with conditional variances for “Fuel” </text:p>
      <text:p text:style-name="P3">&gt; summary(lmer.fitre)</text:p>
      <text:p text:style-name="P3">Linear mixed model fit by REML. t-tests use Satterthwaite's method ['lmerModLmerTest']</text:p>
      <text:p text:style-name="P3">Formula: lmerRE_formula</text:p>
      <text:p text:style-name="P3"><text:s text:c="3"/>Data: train</text:p>
      <text:p text:style-name="P3"/>
      <text:p text:style-name="P3">ANOVA-like table for random-effects: Single term deletions</text:p>
      <text:p text:style-name="P3"/>
      <text:p text:style-name="P3">Model:</text:p>
      <text:p text:style-name="P3">Percent ~ PC1 + PC2 + PC3 + PC4 + PC5 + PC6 + PC7 + PC8 + PC9 + PC10 + PC11 + PC12 + PC13 + PC14 + PC15 + PC16 + PC17 + PC18 + PC19 + PC20 + PC21 + PC22 + (1 + PC1 + PC2 + PC3 + PC4 + PC5 + PC6 | Fuel)</text:p>
      <text:p text:style-name="P3"><text:s text:c="54"/>npar logLik <text:s text:c="2"/>AIC <text:s text:c="3"/>LRT Df Pr(&gt;Chisq) <text:s text:c="3"/></text:p>
      <text:p text:style-name="P3">&lt;none&gt; <text:s text:c="49"/>52 -25044 50191 <text:s text:c="24"/></text:p>
      <text:p text:style-name="P3">PC1 in (1 + PC1 + PC2 + PC3 + PC4 + PC5 + PC6 | Fuel) <text:s text:c="2"/>45 -25537 51165 987.17 <text:s/>7 <text:s/>&lt; 2.2e-16 ***</text:p>
      <text:p text:style-name="P3">PC2 in (1 + PC1 + PC2 + PC3 + PC4 + PC5 + PC6 | Fuel) <text:s text:c="2"/>45 -25079 50247 <text:s/>69.79 <text:s/>7 <text:s/>1.633e-12 ***</text:p>
      <text:p text:style-name="P3">PC3 in (1 + PC1 + PC2 + PC3 + PC4 + PC5 + PC6 | Fuel) <text:s text:c="2"/>45 -25129 50347 170.01 <text:s/>7 <text:s/>&lt; 2.2e-16 ***</text:p>
      <text:p text:style-name="P3">PC4 in (1 + PC1 + PC2 + PC3 + PC4 + PC5 + PC6 | Fuel) <text:s text:c="2"/>45 -25048 50185 <text:s text:c="2"/>8.04 <text:s/>7 <text:s text:c="5"/>0.329 <text:s text:c="3"/></text:p>
      <text:p text:style-name="P3">PC5 in (1 + PC1 + PC2 + PC3 + PC4 + PC5 + PC6 | Fuel) <text:s text:c="2"/>45 -25069 50228 <text:s/>50.64 <text:s/>7 <text:s/>1.083e-08 ***</text:p>
      <text:p text:style-name="P3">PC6 in (1 + PC1 + PC2 + PC3 + PC4 + PC5 + PC6 | Fuel) <text:s text:c="2"/>45 -25091 50273 <text:s/>95.18 <text:s/>7 <text:s/>&lt; 2.2e-16 ***</text:p>
      <text:p text:style-name="P3">---</text:p>
      <text:p text:style-name="P3">Signif. codes: <text:s/>0 ‘***’ 0.001 ‘**’ 0.01 ‘*’ 0.05 ‘.’ 0.1 ‘ ’ 1</text:p>
      <text:p text:style-name="Text_20_body">LMER <text:span text:style-name="T1">VARYING SLOPE PCA MIN (1, 3, 5, 6)</text:span></text:p>
      <text:p text:style-name="P3">REML criterion at convergence: 50095.4</text:p>
      <text:p text:style-name="P3"/>
      <text:p text:style-name="P3">Scaled residuals: </text:p>
      <text:p text:style-name="P3"><text:s text:c="4"/>Min <text:s text:c="5"/>1Q <text:s/>Median <text:s text:c="5"/>3Q <text:s text:c="4"/>Max </text:p>
      <text:p text:style-name="P3">-5.3718 -0.4550 -0.0716 <text:s/>0.3869 <text:s/>8.7041 </text:p>
      <text:p text:style-name="P3"/>
      <text:p text:style-name="P3">Random effects:</text:p>
      <text:p text:style-name="P3"><text:s/>Groups <text:s text:c="2"/>Name <text:s text:c="7"/>Variance Std.Dev. Corr <text:s text:c="24"/></text:p>
      <text:p text:style-name="P3"><text:s/>Fuel <text:s text:c="4"/>(Intercept) 362.014 <text:s/>19.027 <text:s text:c="31"/></text:p>
      <text:p text:style-name="P3"><text:s text:c="10"/>PC1 <text:s text:c="10"/>4.769 <text:s text:c="2"/>2.184 <text:s text:c="2"/>-0.99 <text:s text:c="23"/></text:p>
      <text:p text:style-name="P3"><text:s text:c="10"/>PC2 <text:s text:c="10"/>1.712 <text:s text:c="2"/>1.308 <text:s text:c="2"/>-0.81 <text:s/>0.81 <text:s text:c="17"/></text:p>
      <text:p text:style-name="P3"><text:s text:c="10"/>PC3 <text:s text:c="10"/>7.131 <text:s text:c="2"/>2.670 <text:s text:c="3"/>0.95 -0.94 -0.71 <text:s text:c="11"/></text:p>
      <text:p text:style-name="P3"><text:s text:c="10"/>PC5 <text:s text:c="10"/>4.180 <text:s text:c="2"/>2.044 <text:s text:c="3"/>0.64 -0.70 -0.68 <text:s/>0.76 <text:s text:c="5"/></text:p>
      <text:p text:style-name="P3"><text:s text:c="10"/>PC6 <text:s text:c="10"/>6.496 <text:s text:c="2"/>2.549 <text:s text:c="3"/>0.98 -0.94 -0.71 <text:s/>0.96 <text:s/>0.56</text:p>
      <text:p text:style-name="P3"><text:s/>Residual <text:s text:c="12"/>890.245 <text:s/>29.837 <text:s text:c="31"/></text:p>
      <text:p text:style-name="P3">Number of obs: 5196, groups: <text:s/>Fuel, 9</text:p>
      <text:p text:style-name="P3"/>
      <text:p text:style-name="P3">Fixed effects:</text:p>
      <text:p text:style-name="P3"><text:s text:c="12"/>Estimate Std. Error t value</text:p>
      <text:p text:style-name="P3">(Intercept) 100.3716 <text:s text:c="4"/>6.3787 <text:s/>15.735</text:p>
      <text:p text:style-name="P3">PC1 <text:s text:c="9"/>-3.3983 <text:s text:c="4"/>0.7328 <text:s/>-4.638</text:p>
      <text:p text:style-name="P3">PC2 <text:s text:c="9"/>-2.0364 <text:s text:c="4"/>0.4903 <text:s/>-4.154</text:p>
      <text:p text:style-name="P3">PC3 <text:s text:c="10"/>6.2739 <text:s text:c="4"/>0.9219 <text:s text:c="2"/>6.805</text:p>
      <text:p text:style-name="P3">PC4 <text:s text:c="9"/>-1.5610 <text:s text:c="4"/>0.1655 <text:s/>-9.431</text:p>
      <text:p text:style-name="P3">PC5 <text:s text:c="10"/>6.0994 <text:s text:c="4"/>0.7640 <text:s text:c="2"/>7.984</text:p>
      <text:p text:style-name="P3">PC6 <text:s text:c="10"/>7.1208 <text:s text:c="4"/>0.8930 <text:s text:c="2"/>7.974</text:p>
      <text:p text:style-name="P3">PC7 <text:s text:c="10"/>0.7090 <text:s text:c="4"/>0.2299 <text:s text:c="2"/>3.084</text:p>
      <text:p text:style-name="P3">PC8 <text:s text:c="9"/>-2.7024 <text:s text:c="4"/>0.2769 <text:s/>-9.760</text:p>
      <text:p text:style-name="P3">PC9 <text:s text:c="10"/>2.3588 <text:s text:c="4"/>0.2811 <text:s text:c="2"/>8.392</text:p>
      <text:p text:style-name="P3">PC10 <text:s text:c="8"/>-2.4698 <text:s text:c="4"/>0.3112 <text:s/>-7.937</text:p>
      <text:p text:style-name="P3">PC11 <text:s text:c="8"/>-0.2414 <text:s text:c="4"/>0.3316 <text:s/>-0.728</text:p>
      <text:p text:style-name="P3"><text:soft-page-break/>PC12 <text:s text:c="8"/>-1.1985 <text:s text:c="4"/>0.3302 <text:s/>-3.630</text:p>
      <text:p text:style-name="P3">PC13 <text:s text:c="8"/>-0.8788 <text:s text:c="4"/>0.3691 <text:s/>-2.381</text:p>
      <text:p text:style-name="P3">PC14 <text:s text:c="9"/>2.9893 <text:s text:c="4"/>0.4067 <text:s text:c="2"/>7.351</text:p>
      <text:p text:style-name="P3">PC15 <text:s text:c="9"/>0.6631 <text:s text:c="4"/>0.4043 <text:s text:c="2"/>1.640</text:p>
      <text:p text:style-name="P3">PC16 <text:s text:c="9"/>1.9129 <text:s text:c="4"/>0.4358 <text:s text:c="2"/>4.389</text:p>
      <text:p text:style-name="P3">PC17 <text:s text:c="8"/>-0.7600 <text:s text:c="4"/>0.4841 <text:s/>-1.570</text:p>
      <text:p text:style-name="P3">PC18 <text:s text:c="8"/>-0.6953 <text:s text:c="4"/>0.4993 <text:s/>-1.392</text:p>
      <text:p text:style-name="P3">PC19 <text:s text:c="9"/>0.1355 <text:s text:c="4"/>0.5802 <text:s text:c="2"/>0.234</text:p>
      <text:p text:style-name="P3">PC20 <text:s text:c="9"/>1.1455 <text:s text:c="4"/>0.5637 <text:s text:c="2"/>2.032</text:p>
      <text:p text:style-name="P3">PC21 <text:s text:c="8"/>-2.4939 <text:s text:c="4"/>0.6479 <text:s/>-3.849</text:p>
      <text:p text:style-name="P3">PC22 <text:s text:c="8"/>-1.7989 <text:s text:c="4"/>0.8138 <text:s/>-2.211</text:p>
      <text:p text:style-name="P3">number of obs: 5196, groups: Fuel, 9</text:p>
      <text:p text:style-name="P3">AIC = 50185.4, DIC = 50096.3</text:p>
      <text:p text:style-name="P3">deviance = 50095.9 </text:p>
      <text:p text:style-name="P3">&gt; fixef(lmer.fitre_2)</text:p>
      <text:p text:style-name="P3">(Intercept) <text:s text:c="8"/>PC1 <text:s text:c="8"/>PC2 <text:s text:c="8"/>PC3 <text:s text:c="8"/>PC4 <text:s text:c="8"/>PC5 <text:s text:c="8"/>PC6 <text:s text:c="8"/>PC7 <text:s text:c="8"/>PC8 </text:p>
      <text:p text:style-name="P3">100.3716465 <text:s/>-3.3983157 <text:s/>-2.0363643 <text:s text:c="2"/>6.2739142 <text:s/>-1.5610067 <text:s text:c="2"/>6.0994342 <text:s text:c="2"/>7.1207938 <text:s text:c="2"/>0.7090175 <text:s/>-2.7024500 </text:p>
      <text:p text:style-name="P3"><text:s text:c="8"/>PC9 <text:s text:c="7"/>PC10 <text:s text:c="7"/>PC11 <text:s text:c="7"/>PC12 <text:s text:c="7"/>PC13 <text:s text:c="7"/>PC14 <text:s text:c="7"/>PC15 <text:s text:c="7"/>PC16 <text:s text:c="7"/>PC17 </text:p>
      <text:p text:style-name="P3"><text:s text:c="2"/>2.3588010 <text:s/>-2.4698007 <text:s/>-0.2413984 <text:s/>-1.1984889 <text:s/>-0.8787779 <text:s text:c="2"/>2.9893173 <text:s text:c="2"/>0.6631231 <text:s text:c="2"/>1.9128944 <text:s/>-0.7599595 </text:p>
      <text:p text:style-name="P3"><text:s text:c="7"/>PC18 <text:s text:c="7"/>PC19 <text:s text:c="7"/>PC20 <text:s text:c="7"/>PC21 <text:s text:c="7"/>PC22 </text:p>
      <text:p text:style-name="P3"><text:s/>-0.6952538 <text:s text:c="2"/>0.1355401 <text:s text:c="2"/>1.1455279 <text:s/>-2.4939154 <text:s/>-1.7988686 </text:p>
      <text:p text:style-name="P3">&gt; ranef(lmer.fitre_2)</text:p>
      <text:p text:style-name="P3">$Fuel</text:p>
      <text:p text:style-name="P3"><text:s text:c="26"/>(Intercept) <text:s text:c="6"/>PC1 <text:s text:c="7"/>PC2 <text:s text:c="6"/>PC3 <text:s text:c="7"/>PC5 <text:s text:c="6"/>PC6</text:p>
      <text:p text:style-name="P3">buckwheat, eastern mojave <text:s text:c="3"/>-8.83408 <text:s/>1.310489 <text:s/>0.4915184 -2.337507 -3.1245917 -1.017710</text:p>
      <text:p text:style-name="P3">ceanothus, bigpod <text:s text:c="10"/>-16.09402 <text:s/>1.801873 <text:s/>0.8492759 -1.129276 <text:s/>0.5895069 -1.950894</text:p>
      <text:p text:style-name="P3">ceanothus, hoaryleaf <text:s text:c="7"/>-17.55993 <text:s/>1.930080 <text:s/>0.8043190 -2.573134 -1.2206978 -2.468583</text:p>
      <text:p text:style-name="P3">chamise <text:s text:c="20"/>-18.90139 <text:s/>2.150007 <text:s/>1.9697621 -2.500600 -2.2846798 -2.168561</text:p>
      <text:p text:style-name="P3">chamise, new growth <text:s text:c="8"/>-14.96680 <text:s/>1.828359 <text:s/>0.1335121 -1.976704 -0.5235267 -2.023268</text:p>
      <text:p text:style-name="P3">sage, black <text:s text:c="17"/>33.62856 -3.453257 -1.5141225 <text:s/>4.574151 <text:s/>1.1909784 <text:s/>4.952381</text:p>
      <text:p text:style-name="P3">sage, purple <text:s text:c="16"/>10.74558 -1.412110 <text:s/>0.1691767 <text:s/>2.191239 <text:s/>1.5150665 <text:s/>1.569606</text:p>
      <text:p text:style-name="P3"><text:soft-page-break/>sagebrush, black <text:s text:c="12"/>15.10751 -2.247011 -1.4783801 <text:s/>1.309532 <text:s/>1.8863685 <text:s/>1.011329</text:p>
      <text:p text:style-name="P3">sagebrush, california <text:s text:c="7"/>16.87457 -1.908430 -1.4250616 <text:s/>2.442298 <text:s/>1.9715758 <text:s/>2.095700</text:p>
      <text:p text:style-name="P3"/>
      <text:p text:style-name="P3"/>
      <text:p text:style-name="P3"/>
      <text:p text:style-name="Text_20_body">OLS UNPOOLED BMS RESULTS</text:p>
      <text:p text:style-name="P3"><text:s/>summary(ols.fitunpooled)</text:p>
      <text:p text:style-name="P3"/>
      <text:p text:style-name="P3">Call:</text:p>
      <text:p text:style-name="P3">lm(formula = OLS_formula, data = train)</text:p>
      <text:p text:style-name="P3"/>
      <text:p text:style-name="P3">Residuals:</text:p>
      <text:p text:style-name="P3"><text:s text:c="5"/>Min <text:s text:c="6"/>1Q <text:s text:c="2"/>Median <text:s text:c="6"/>3Q <text:s text:c="5"/>Max </text:p>
      <text:p text:style-name="P3">-139.863 <text:s/>-17.471 <text:s text:c="2"/>-0.931 <text:s text:c="2"/>13.781 <text:s/>277.208 </text:p>
      <text:p text:style-name="P3"/>
      <text:p text:style-name="P3">Coefficients:</text:p>
      <text:p text:style-name="P3"><text:s text:c="25"/>Estimate Std. Error t value Pr(&gt;|t|) <text:s text:c="3"/></text:p>
      <text:p text:style-name="P3">(Intercept) <text:s text:c="14"/>95.3045 <text:s text:c="4"/>0.4634 205.672 <text:s/>&lt; 2e-16 ***</text:p>
      <text:p text:style-name="P3">solar_rad_avg_MEAN7 <text:s text:c="7"/>4.2262 <text:s text:c="4"/>3.2279 <text:s text:c="2"/>1.309 0.190502 <text:s text:c="3"/></text:p>
      <text:p text:style-name="P3">D_solar_rad_max <text:s text:c="10"/>-3.0330 <text:s text:c="4"/>6.4000 <text:s/>-0.474 0.635580 <text:s text:c="3"/></text:p>
      <text:p text:style-name="P3">D_solar_rad_avg <text:s text:c="10"/>19.0510 <text:s text:c="4"/>5.3898 <text:s text:c="2"/>3.535 0.000412 ***</text:p>
      <text:p text:style-name="P3">rel_humid_MEAN15 <text:s text:c="9"/>-6.3504 <text:s text:c="4"/>3.1180 <text:s/>-2.037 0.041734 * <text:s/></text:p>
      <text:p text:style-name="P3">rel_humid_min_MEAN15 <text:s text:c="5"/>13.8779 <text:s text:c="4"/>3.7014 <text:s text:c="2"/>3.749 0.000179 ***</text:p>
      <text:p text:style-name="P3">solar_rad_max_MEAN7 <text:s text:c="6"/>-2.0454 <text:s text:c="4"/>3.6334 <text:s/>-0.563 0.573491 <text:s text:c="3"/></text:p>
      <text:p text:style-name="P3">D_rel_humid_min_MEAN15 <text:s text:c="3"/>13.6653 <text:s text:c="4"/>7.8076 <text:s text:c="2"/>1.750 0.080135 . <text:s/></text:p>
      <text:p text:style-name="P3">BUI <text:s text:c="22"/>-0.5406 <text:s text:c="4"/>6.3609 <text:s/>-0.085 0.932277 <text:s text:c="3"/></text:p>
      <text:p text:style-name="P3">DMC <text:s text:c="23"/>2.5545 <text:s text:c="4"/>5.6027 <text:s text:c="2"/>0.456 0.648447 <text:s text:c="3"/></text:p>
      <text:p text:style-name="P3">evap_pot_MEAN7 <text:s text:c="11"/>-0.6782 <text:s text:c="4"/>5.6472 <text:s/>-0.120 0.904415 <text:s text:c="3"/></text:p>
      <text:p text:style-name="P3">evap_pot_MEAN15 <text:s text:c="10"/>17.1050 <text:s text:c="4"/>5.3575 <text:s text:c="2"/>3.193 0.001418 ** </text:p>
      <text:p text:style-name="P3">D_solar_rad_avg_MEAN7 <text:s text:c="5"/>1.0319 <text:s text:c="4"/>5.9296 <text:s text:c="2"/>0.174 0.861848 <text:s text:c="3"/></text:p>
      <text:p text:style-name="P3">temp_avg_MEAN15 <text:s text:c="11"/>3.5973 <text:s text:c="4"/>8.3744 <text:s text:c="2"/>0.430 0.667536 <text:s text:c="3"/></text:p>
      <text:p text:style-name="P3">rel_humid_min <text:s text:c="13"/>5.8641 <text:s text:c="4"/>1.2219 <text:s text:c="2"/>4.799 1.64e-06 ***</text:p>
      <text:p text:style-name="P3">D_temp_avg <text:s text:c="14"/>-36.1313 <text:s text:c="4"/>8.7087 <text:s/>-4.149 3.40e-05 ***</text:p>
      <text:p text:style-name="P3">D_temp_min <text:s text:c="15"/>27.1989 <text:s text:c="4"/>5.4460 <text:s text:c="2"/>4.994 6.10e-07 ***</text:p>
      <text:p text:style-name="P3">solar_rad_avg <text:s text:c="13"/>5.9643 <text:s text:c="4"/>1.8361 <text:s text:c="2"/>3.248 0.001168 ** </text:p>
      <text:p text:style-name="P3">rel_humid_min_MEAN7 <text:s text:c="6"/>-0.5118 <text:s text:c="4"/>2.9841 <text:s/>-0.171 0.863840 <text:s text:c="3"/></text:p>
      <text:p text:style-name="P3">ANDVI <text:s text:c="19"/>-27.4837 <text:s text:c="4"/>1.6595 -16.561 <text:s/>&lt; 2e-16 ***</text:p>
      <text:p text:style-name="P3"><text:soft-page-break/>D_solar_rad_max_MEAN7 <text:s text:c="5"/>9.4870 <text:s text:c="3"/>15.2081 <text:s text:c="2"/>0.624 0.532779 <text:s text:c="3"/></text:p>
      <text:p text:style-name="P3">D_evap_pot_MEAN15 <text:s text:c="7"/>-15.4856 <text:s text:c="4"/>3.7413 <text:s/>-4.139 3.54e-05 ***</text:p>
      <text:p text:style-name="P3">plant_height_ANDVI <text:s text:c="7"/>-5.0483 <text:s text:c="4"/>0.8144 <text:s/>-6.199 6.13e-10 ***</text:p>
      <text:p text:style-name="P3">D_BUI <text:s text:c="20"/>21.7762 <text:s text:c="4"/>8.3966 <text:s text:c="2"/>2.593 0.009529 ** </text:p>
      <text:p text:style-name="P3">solar_rad_max_MEAN15 <text:s text:c="6"/>7.8009 <text:s text:c="4"/>3.7294 <text:s text:c="2"/>2.092 0.036513 * <text:s/></text:p>
      <text:p text:style-name="P3">D_solar_rad_max_MEAN15 <text:s text:c="4"/>7.5000 <text:s text:c="3"/>12.9145 <text:s text:c="2"/>0.581 0.561443 <text:s text:c="3"/></text:p>
      <text:p text:style-name="P3">D_rel_humid_MEAN15 <text:s text:c="8"/>0.2474 <text:s text:c="4"/>8.9323 <text:s text:c="2"/>0.028 0.977902 <text:s text:c="3"/></text:p>
      <text:p text:style-name="P3">SLA_ANDVI <text:s text:c="15"/>-11.3386 <text:s text:c="4"/>1.3405 <text:s/>-8.458 <text:s/>&lt; 2e-16 ***</text:p>
      <text:p text:style-name="P3">temp_max_MEAN15 <text:s text:c="10"/>-2.6472 <text:s text:c="4"/>5.1362 <text:s/>-0.515 0.606300 <text:s text:c="3"/></text:p>
      <text:p text:style-name="P3">solar_rad_avg_MEAN15 <text:s text:c="5"/>-0.5816 <text:s text:c="4"/>3.5246 <text:s/>-0.165 0.868952 <text:s text:c="3"/></text:p>
      <text:p text:style-name="P3">D_rel_humid_min_MEAN7 <text:s text:c="5"/>2.3497 <text:s text:c="4"/>4.0055 <text:s text:c="2"/>0.587 0.557486 <text:s text:c="3"/></text:p>
      <text:p text:style-name="P3">D_DC <text:s text:c="21"/>-8.9809 <text:s text:c="4"/>2.0371 <text:s/>-4.409 1.06e-05 ***</text:p>
      <text:p text:style-name="P3">D_temp_avg_MEAN3 <text:s text:c="9"/>-0.3008 <text:s text:c="3"/>10.1998 <text:s/>-0.029 0.976471 <text:s text:c="3"/></text:p>
      <text:p text:style-name="P3">D_temp_max_MEAN3 <text:s text:c="9"/>10.4076 <text:s text:c="3"/>11.8252 <text:s text:c="2"/>0.880 0.378836 <text:s text:c="3"/></text:p>
      <text:p text:style-name="P3">D <text:s text:c="24"/>20.0892 <text:s text:c="4"/>8.4668 <text:s text:c="2"/>2.373 0.017695 * <text:s/></text:p>
      <text:p text:style-name="P3">D_solar_rad_max_MEAN3 <text:s text:c="5"/>6.8056 <text:s text:c="4"/>8.0365 <text:s text:c="2"/>0.847 0.397125 <text:s text:c="3"/></text:p>
      <text:p text:style-name="P3">D_temp_avg_MEAN15 <text:s text:c="7"/>190.8168 <text:s text:c="3"/>33.9838 <text:s text:c="2"/>5.615 2.07e-08 ***</text:p>
      <text:p text:style-name="P3">D_wind_speed_max_MEAN7 <text:s text:c="2"/>-11.2647 <text:s text:c="4"/>3.6054 <text:s/>-3.124 0.001792 ** </text:p>
      <text:p text:style-name="P3">D_wind_speed_avg_MEAN15 <text:s text:c="3"/>6.2173 <text:s text:c="4"/>3.9978 <text:s text:c="2"/>1.555 0.119962 <text:s text:c="3"/></text:p>
      <text:p text:style-name="P3">leaf_phos_ANDVI <text:s text:c="10"/>37.4553 <text:s text:c="4"/>1.7508 <text:s/>21.394 <text:s/>&lt; 2e-16 ***</text:p>
      <text:p text:style-name="P3">station_elevation <text:s text:c="8"/>-2.8973 <text:s text:c="4"/>0.6341 <text:s/>-4.569 5.02e-06 ***</text:p>
      <text:p text:style-name="P3">D_temp_max_MEAN15 <text:s text:c="6"/>-142.0548 <text:s text:c="3"/>26.1811 <text:s/>-5.426 6.03e-08 ***</text:p>
      <text:p text:style-name="P3">D_temp_min_MEAN15 <text:s text:c="7"/>-56.9366 <text:s text:c="3"/>13.6568 <text:s/>-4.169 3.11e-05 ***</text:p>
      <text:p text:style-name="P3">evap_pot_MEAN3 <text:s text:c="12"/>2.4980 <text:s text:c="4"/>3.3386 <text:s text:c="2"/>0.748 0.454355 <text:s text:c="3"/></text:p>
      <text:p text:style-name="P3">rel_humid <text:s text:c="16"/>-0.7232 <text:s text:c="4"/>1.0716 <text:s/>-0.675 0.499788 <text:s text:c="3"/></text:p>
      <text:p text:style-name="P3">rel_humid_MEAN7 <text:s text:c="10"/>-0.5614 <text:s text:c="4"/>2.5679 <text:s/>-0.219 0.826963 <text:s text:c="3"/></text:p>
      <text:p text:style-name="P3">solar_rad_max_MEAN3 <text:s text:c="7"/>0.9256 <text:s text:c="4"/>1.5605 <text:s text:c="2"/>0.593 0.553139 <text:s text:c="3"/></text:p>
      <text:p text:style-name="P3">DC <text:s text:c="23"/>-8.4607 <text:s text:c="4"/>1.3264 <text:s/>-6.379 1.94e-10 ***</text:p>
      <text:p text:style-name="P3">temp_min_MEAN15 <text:s text:c="10"/>-9.7464 <text:s text:c="4"/>4.1361 <text:s/>-2.356 0.018489 * <text:s/></text:p>
      <text:p text:style-name="P3">wind_speed_avg_MEAN15 <text:s text:c="5"/>0.8418 <text:s text:c="4"/>0.5710 <text:s text:c="2"/>1.474 0.140492 <text:s text:c="3"/></text:p>
      <text:p text:style-name="P3">D_DMC <text:s text:c="19"/>-17.5052 <text:s text:c="4"/>7.1634 <text:s/>-2.444 0.014571 * <text:s/></text:p>
      <text:p text:style-name="P3">leaf_nitr_mass_ANDVI <text:s text:c="5"/>15.9573 <text:s text:c="4"/>1.1820 <text:s/>13.500 <text:s/>&lt; 2e-16 ***</text:p>
      <text:p text:style-name="P3"><text:soft-page-break/>D_wind_speed_max <text:s text:c="9"/>-4.1069 <text:s text:c="4"/>1.8520 <text:s/>-2.218 0.026632 * <text:s/></text:p>
      <text:p text:style-name="P3">solar_rad_max <text:s text:c="13"/>0.2939 <text:s text:c="4"/>1.5876 <text:s text:c="2"/>0.185 0.853121 <text:s text:c="3"/></text:p>
      <text:p text:style-name="P3">D_rel_humid_min <text:s text:c="11"/>0.8618 <text:s text:c="4"/>2.2425 <text:s text:c="2"/>0.384 0.700778 <text:s text:c="3"/></text:p>
      <text:p text:style-name="P3">---</text:p>
      <text:p text:style-name="P3">Signif. codes: <text:s/>0 ‘***’ 0.001 ‘**’ 0.01 ‘*’ 0.05 ‘.’ 0.1 ‘ ’ 1</text:p>
      <text:p text:style-name="P3"/>
      <text:p text:style-name="P3">Residual standard error: 33.4 on 5141 degrees of freedom</text:p>
      <text:p text:style-name="P3">Multiple R-squared: <text:s/>0.5759,<text:tab/>Adjusted R-squared: <text:s/>0.5714 </text:p>
      <text:p text:style-name="P3">F-statistic: 129.3 on 54 and 5141 DF, <text:s/>p-value: &lt; 2.2e-16</text:p>
      <text:p text:style-name="Text_20_body">LMER <text:span text:style-name="T1">VARYING INTERCEPT</text:span> BMS RESULTS</text:p>
      <text:p text:style-name="P3">REML criterion at convergence: 50702.2</text:p>
      <text:p text:style-name="P3">Scaled residuals: </text:p>
      <text:p text:style-name="P3"><text:s text:c="4"/>Min <text:s text:c="5"/>1Q <text:s/>Median <text:s text:c="5"/>3Q <text:s text:c="4"/>Max </text:p>
      <text:p text:style-name="P3">-4.0986 -0.5473 -0.0055 <text:s/>0.4469 <text:s/>8.6123 </text:p>
      <text:p text:style-name="P3"/>
      <text:p text:style-name="P3">Random effects:</text:p>
      <text:p text:style-name="P3"><text:s/>Groups <text:s text:c="2"/>Name <text:s text:c="7"/>Variance Std.Dev.</text:p>
      <text:p text:style-name="P3"><text:s/>Fuel <text:s text:c="4"/>(Intercept) <text:s/>331 <text:s text:c="4"/>18.19 <text:s text:c="2"/></text:p>
      <text:p text:style-name="P3"><text:s/>Residual <text:s text:c="12"/>1053 <text:s text:c="4"/>32.45 <text:s text:c="2"/></text:p>
      <text:p text:style-name="P3">Number of obs: 5196, groups: <text:s/>Fuel, 9</text:p>
      <text:p text:style-name="P3"/>
      <text:p text:style-name="P3">Fixed effects:</text:p>
      <text:p text:style-name="P3"><text:s text:c="25"/>Estimate Std. Error <text:s text:c="7"/>df t value Pr(&gt;|t|) <text:s text:c="3"/></text:p>
      <text:p text:style-name="P3">(Intercept) <text:s text:c="14"/>98.0137 <text:s text:c="4"/>6.2097 <text:s text:c="3"/>7.7946 <text:s/>15.784 3.40e-07 ***</text:p>
      <text:p text:style-name="P3">solar_rad_avg_MEAN7 <text:s text:c="7"/>3.6462 <text:s text:c="4"/>3.1366 5133.5280 <text:s text:c="2"/>1.162 0.245112 <text:s text:c="3"/></text:p>
      <text:p text:style-name="P3">D_solar_rad_max <text:s text:c="10"/>-1.5578 <text:s text:c="4"/>6.2225 5133.4014 <text:s/>-0.250 0.802325 <text:s text:c="3"/></text:p>
      <text:p text:style-name="P3">D_solar_rad_avg <text:s text:c="10"/>17.4082 <text:s text:c="4"/>5.2381 5133.4064 <text:s text:c="2"/>3.323 0.000896 ***</text:p>
      <text:p text:style-name="P3">rel_humid_MEAN15 <text:s text:c="9"/>-4.9322 <text:s text:c="4"/>3.0304 5133.1795 <text:s/>-1.628 0.103672 <text:s text:c="3"/></text:p>
      <text:p text:style-name="P3">rel_humid_min_MEAN15 <text:s text:c="5"/>11.9166 <text:s text:c="4"/>3.6025 5134.0601 <text:s text:c="2"/>3.308 0.000947 ***</text:p>
      <text:p text:style-name="P3">solar_rad_max_MEAN7 <text:s text:c="6"/>-2.1559 <text:s text:c="4"/>3.5307 5133.5325 <text:s/>-0.611 0.541488 <text:s text:c="3"/></text:p>
      <text:p text:style-name="P3">D_rel_humid_min_MEAN15 <text:s text:c="3"/>13.9707 <text:s text:c="4"/>7.5896 5134.0955 <text:s text:c="2"/>1.841 0.065711 . <text:s/></text:p>
      <text:p text:style-name="P3">BUI <text:s text:c="22"/>-1.3562 <text:s text:c="4"/>6.1997 5135.6488 <text:s/>-0.219 0.826854 <text:s text:c="3"/></text:p>
      <text:p text:style-name="P3">DMC <text:s text:c="23"/>3.1304 <text:s text:c="4"/>5.4591 5134.8638 <text:s text:c="2"/>0.573 0.566382 <text:s text:c="3"/></text:p>
      <text:p text:style-name="P3">evap_pot_MEAN7 <text:s text:c="12"/>0.4764 <text:s text:c="4"/>5.4881 5133.2869 <text:s text:c="2"/>0.087 0.930829 <text:s text:c="3"/></text:p>
      <text:p text:style-name="P3">evap_pot_MEAN15 <text:s text:c="10"/>16.2339 <text:s text:c="4"/>5.2075 5133.9379 <text:s text:c="2"/>3.117 0.001834 ** </text:p>
      <text:p text:style-name="P3">D_solar_rad_avg_MEAN7 <text:s text:c="5"/>1.4802 <text:s text:c="4"/>5.7644 5133.5207 <text:s text:c="2"/>0.257 0.797358 <text:s text:c="3"/></text:p>
      <text:p text:style-name="P3">temp_avg_MEAN15 <text:s text:c="11"/>0.1798 <text:s text:c="4"/>8.2228 5139.3275 <text:s text:c="2"/>0.022 0.982554 <text:s text:c="3"/></text:p>
      <text:p text:style-name="P3">rel_humid_min <text:s text:c="13"/>5.5640 <text:s text:c="4"/>1.1880 5133.9269 <text:s text:c="2"/>4.683 2.89e-06 ***</text:p>
      <text:p text:style-name="P3">D_temp_avg <text:s text:c="14"/>-34.5467 <text:s text:c="4"/>8.4618 5133.2827 <text:s/>-4.083 4.52e-05 ***</text:p>
      <text:p text:style-name="P3">D_temp_min <text:s text:c="15"/>26.4054 <text:s text:c="4"/>5.2918 5133.0913 <text:s text:c="2"/>4.990 6.24e-07 ***</text:p>
      <text:p text:style-name="P3">solar_rad_avg <text:s text:c="13"/>5.8085 <text:s text:c="4"/>1.7843 5133.4238 <text:s text:c="2"/>3.255 0.001140 ** </text:p>
      <text:p text:style-name="P3"><text:soft-page-break/>rel_humid_min_MEAN7 <text:s text:c="7"/>0.2666 <text:s text:c="4"/>2.9001 5133.4739 <text:s text:c="2"/>0.092 0.926770 <text:s text:c="3"/></text:p>
      <text:p text:style-name="P3">ANDVI <text:s text:c="21"/>3.1833 <text:s text:c="4"/>3.3722 <text:s/>754.6908 <text:s text:c="2"/>0.944 0.345469 <text:s text:c="3"/></text:p>
      <text:p text:style-name="P3">D_solar_rad_max_MEAN7 <text:s text:c="5"/>8.4770 <text:s text:c="3"/>14.7767 5133.3778 <text:s text:c="2"/>0.574 0.566215 <text:s text:c="3"/></text:p>
      <text:p text:style-name="P3">D_evap_pot_MEAN15 <text:s text:c="7"/>-14.7997 <text:s text:c="4"/>3.6362 5133.2274 <text:s/>-4.070 4.77e-05 ***</text:p>
      <text:p text:style-name="P3">plant_height_ANDVI <text:s text:c="6"/>-14.0656 <text:s text:c="4"/>1.6896 2301.8675 <text:s/>-8.325 <text:s/>&lt; 2e-16 ***</text:p>
      <text:p text:style-name="P3">D_BUI <text:s text:c="20"/>23.3338 <text:s text:c="4"/>8.1722 5133.9070 <text:s text:c="2"/>2.855 0.004317 ** </text:p>
      <text:p text:style-name="P3">solar_rad_max_MEAN15 <text:s text:c="6"/>6.2365 <text:s text:c="4"/>3.6309 5134.5998 <text:s text:c="2"/>1.718 0.085930 . <text:s/></text:p>
      <text:p text:style-name="P3">D_solar_rad_max_MEAN15 <text:s text:c="4"/>4.4939 <text:s text:c="3"/>12.5529 5133.5526 <text:s text:c="2"/>0.358 0.720362 <text:s text:c="3"/></text:p>
      <text:p text:style-name="P3">D_rel_humid_MEAN15 <text:s text:c="7"/>-0.6256 <text:s text:c="4"/>8.6936 5134.3251 <text:s/>-0.072 0.942633 <text:s text:c="3"/></text:p>
      <text:p text:style-name="P3">SLA_ANDVI <text:s text:c="15"/>-12.3092 <text:s text:c="4"/>2.9629 <text:s/>589.0492 <text:s/>-4.154 3.74e-05 ***</text:p>
      <text:p text:style-name="P3">temp_max_MEAN15 <text:s text:c="11"/>0.7779 <text:s text:c="4"/>5.0375 5138.5762 <text:s text:c="2"/>0.154 0.877276 <text:s text:c="3"/></text:p>
      <text:p text:style-name="P3">solar_rad_avg_MEAN15 <text:s text:c="6"/>1.0026 <text:s text:c="4"/>3.4282 5134.0685 <text:s text:c="2"/>0.292 0.769957 <text:s text:c="3"/></text:p>
      <text:p text:style-name="P3">D_rel_humid_min_MEAN7 <text:s text:c="5"/>2.1347 <text:s text:c="4"/>3.8919 5133.4340 <text:s text:c="2"/>0.548 0.583373 <text:s text:c="3"/></text:p>
      <text:p text:style-name="P3">D_DC <text:s text:c="21"/>-9.4306 <text:s text:c="4"/>1.9826 5133.8185 <text:s/>-4.757 2.02e-06 ***</text:p>
      <text:p text:style-name="P3">D_temp_avg_MEAN3 <text:s text:c="9"/>-0.4571 <text:s text:c="4"/>9.9124 5133.6803 <text:s/>-0.046 0.963218 <text:s text:c="3"/></text:p>
      <text:p text:style-name="P3">D_temp_max_MEAN3 <text:s text:c="9"/>10.0990 <text:s text:c="3"/>11.4917 5133.5196 <text:s text:c="2"/>0.879 0.379548 <text:s text:c="3"/></text:p>
      <text:p text:style-name="P3">D <text:s text:c="24"/>20.5273 <text:s text:c="4"/>8.2293 5133.3748 <text:s text:c="2"/>2.494 0.012647 * <text:s/></text:p>
      <text:p text:style-name="P3">D_solar_rad_max_MEAN3 <text:s text:c="4"/>10.1933 <text:s text:c="4"/>7.8116 5133.5488 <text:s text:c="2"/>1.305 0.191988 <text:s text:c="3"/></text:p>
      <text:p text:style-name="P3">D_temp_avg_MEAN15 <text:s text:c="7"/>193.4086 <text:s text:c="3"/>33.0733 5134.6047 <text:s text:c="2"/>5.848 5.29e-09 ***</text:p>
      <text:p text:style-name="P3">D_wind_speed_max_MEAN7 <text:s text:c="2"/>-12.2245 <text:s text:c="4"/>3.5098 5135.3925 <text:s/>-3.483 0.000500 ***</text:p>
      <text:p text:style-name="P3">D_wind_speed_avg_MEAN15 <text:s text:c="3"/>5.6005 <text:s text:c="4"/>3.8868 5133.6691 <text:s text:c="2"/>1.441 0.149675 <text:s text:c="3"/></text:p>
      <text:p text:style-name="P3">leaf_phos_ANDVI <text:s text:c="10"/>21.6337 <text:s text:c="4"/>3.8310 <text:s/>854.0039 <text:s text:c="2"/>5.647 2.22e-08 ***</text:p>
      <text:p text:style-name="P3">station_elevation <text:s text:c="8"/>-1.6750 <text:s text:c="4"/>0.6524 5132.6196 <text:s/>-2.568 0.010270 * <text:s/></text:p>
      <text:p text:style-name="P3">D_temp_max_MEAN15 <text:s text:c="6"/>-140.7457 <text:s text:c="3"/>25.4635 5133.8897 <text:s/>-5.527 3.41e-08 ***</text:p>
      <text:p text:style-name="P3">D_temp_min_MEAN15 <text:s text:c="7"/>-60.6595 <text:s text:c="3"/>13.2949 5135.2222 <text:s/>-4.563 5.17e-06 ***</text:p>
      <text:p text:style-name="P3">evap_pot_MEAN3 <text:s text:c="12"/>1.9396 <text:s text:c="4"/>3.2454 5133.6649 <text:s text:c="2"/>0.598 0.550092 <text:s text:c="3"/></text:p>
      <text:p text:style-name="P3">rel_humid <text:s text:c="16"/>-0.7140 <text:s text:c="4"/>1.0416 5133.7311 <text:s/>-0.686 0.493045 <text:s text:c="3"/></text:p>
      <text:p text:style-name="P3">rel_humid_MEAN7 <text:s text:c="10"/>-1.0495 <text:s text:c="4"/>2.4960 5134.1770 <text:s/>-0.420 0.674169 <text:s text:c="3"/></text:p>
      <text:p text:style-name="P3">solar_rad_max_MEAN3 <text:s text:c="7"/>1.4019 <text:s text:c="4"/>1.5172 5133.7454 <text:s text:c="2"/>0.924 0.355526 <text:s text:c="3"/></text:p>
      <text:p text:style-name="P3">DC <text:s text:c="23"/>-8.0820 <text:s text:c="4"/>1.2956 5137.4380 <text:s/>-6.238 4.78e-10 ***</text:p>
      <text:p text:style-name="P3">temp_min_MEAN15 <text:s text:c="10"/>-9.0259 <text:s text:c="4"/>4.0457 5138.1550 <text:s/>-2.231 0.025725 * <text:s/></text:p>
      <text:p text:style-name="P3">wind_speed_avg_MEAN15 <text:s text:c="5"/>1.6727 <text:s text:c="4"/>0.5697 5140.9983 <text:s text:c="2"/>2.936 0.003340 ** </text:p>
      <text:p text:style-name="P3"><text:soft-page-break/>D_DMC <text:s text:c="19"/>-18.7817 <text:s text:c="4"/>6.9687 5133.7357 <text:s/>-2.695 0.007059 ** </text:p>
      <text:p text:style-name="P3">leaf_nitr_mass_ANDVI <text:s text:c="6"/>5.5554 <text:s text:c="4"/>2.6180 1205.3154 <text:s text:c="2"/>2.122 0.034039 * <text:s/></text:p>
      <text:p text:style-name="P3">D_wind_speed_max <text:s text:c="9"/>-3.7978 <text:s text:c="4"/>1.7995 5133.3520 <text:s/>-2.110 0.034871 * <text:s/></text:p>
      <text:p text:style-name="P3">solar_rad_max <text:s text:c="13"/>0.4242 <text:s text:c="4"/>1.5433 5134.0375 <text:s text:c="2"/>0.275 0.783421 <text:s text:c="3"/></text:p>
      <text:p text:style-name="P3">D_rel_humid_min <text:s text:c="11"/>1.3730 <text:s text:c="4"/>2.1786 5132.9666 <text:s text:c="2"/>0.630 0.528583 <text:s text:c="3"/></text:p>
      <text:p text:style-name="P3">---</text:p>
      <text:p text:style-name="P3">Signif. codes: <text:s/>0 ‘***’ 0.001 ‘**’ 0.01 ‘*’ 0.05 ‘.’ 0.1 ‘ ’ 1</text:p>
      <text:p text:style-name="P3">AIC = 50816.2, DIC = 51080.8</text:p>
      <text:p text:style-name="P3">deviance = 50891.5 </text:p>
      <text:p text:style-name="P3"/>
      <text:p text:style-name="P3">&gt; fixef(lmer.fitfe)</text:p>
      <text:p text:style-name="P3"><text:s text:c="12"/>(Intercept) <text:s text:c="4"/>solar_rad_avg_MEAN7 <text:s text:c="8"/>D_solar_rad_max <text:s text:c="8"/>D_solar_rad_avg <text:s text:c="7"/>rel_humid_MEAN15 </text:p>
      <text:p text:style-name="P3"><text:s text:c="13"/>98.0137415 <text:s text:c="14"/>3.6461516 <text:s text:c="13"/>-1.5578141 <text:s text:c="13"/>17.4081535 <text:s text:c="13"/>-4.9322188 </text:p>
      <text:p text:style-name="P3"><text:s text:c="3"/>rel_humid_min_MEAN15 <text:s text:c="4"/>solar_rad_max_MEAN7 <text:s/>D_rel_humid_min_MEAN15 <text:s text:c="20"/>BUI <text:s text:c="20"/>DMC </text:p>
      <text:p text:style-name="P3"><text:s text:c="13"/>11.9165650 <text:s text:c="13"/>-2.1558571 <text:s text:c="13"/>13.9707384 <text:s text:c="13"/>-1.3561927 <text:s text:c="14"/>3.1303799 </text:p>
      <text:p text:style-name="P3"><text:s text:c="9"/>evap_pot_MEAN7 <text:s text:c="8"/>evap_pot_MEAN15 <text:s text:c="2"/>D_solar_rad_avg_MEAN7 <text:s text:c="8"/>temp_avg_MEAN15 <text:s text:c="10"/>rel_humid_min </text:p>
      <text:p text:style-name="P3"><text:s text:c="14"/>0.4764012 <text:s text:c="13"/>16.2338826 <text:s text:c="14"/>1.4802007 <text:s text:c="14"/>0.1798160 <text:s text:c="14"/>5.5640144 </text:p>
      <text:p text:style-name="P3"><text:s text:c="13"/>D_temp_avg <text:s text:c="13"/>D_temp_min <text:s text:c="10"/>solar_rad_avg <text:s text:c="4"/>rel_humid_min_MEAN7 <text:s text:c="18"/>ANDVI </text:p>
      <text:p text:style-name="P3"><text:s text:c="12"/>-34.5466565 <text:s text:c="13"/>26.4054204 <text:s text:c="14"/>5.8084990 <text:s text:c="14"/>0.2665604 <text:s text:c="14"/>3.1833374 </text:p>
      <text:p text:style-name="P3"><text:s text:c="2"/>D_solar_rad_max_MEAN7 <text:s text:c="6"/>D_evap_pot_MEAN15 <text:s text:c="5"/>plant_height_ANDVI <text:s text:c="18"/>D_BUI <text:s text:c="3"/>solar_rad_max_MEAN15 </text:p>
      <text:p text:style-name="P3"><text:s text:c="14"/>8.4769805 <text:s text:c="12"/>-14.7997209 <text:s text:c="12"/>-14.0656398 <text:s text:c="13"/>23.3338256 <text:s text:c="14"/>6.2364647 </text:p>
      <text:p text:style-name="P3"><text:s/>D_solar_rad_max_MEAN15 <text:s text:c="5"/>D_rel_humid_MEAN15 <text:s text:c="14"/>SLA_ANDVI <text:s text:c="8"/>temp_max_MEAN15 <text:s text:c="3"/>solar_rad_avg_MEAN15 </text:p>
      <text:p text:style-name="P3"><text:s text:c="14"/>4.4938877 <text:s text:c="13"/>-0.6256315 <text:s text:c="12"/>-12.3092376 <text:s text:c="14"/>0.7779453 <text:s text:c="14"/>1.0025765 </text:p>
      <text:p text:style-name="P3"><text:s text:c="2"/>D_rel_humid_min_MEAN7 <text:s text:c="19"/>D_DC <text:s text:c="7"/>D_temp_avg_MEAN3 <text:s text:c="7"/>D_temp_max_MEAN3 <text:s text:c="22"/>D </text:p>
      <text:p text:style-name="P3"><text:s text:c="14"/>2.1347100 <text:s text:c="13"/>-9.4305673 <text:s text:c="13"/>-0.4571416 <text:s text:c="13"/>10.0990064 <text:s text:c="13"/>20.5273331 </text:p>
      <text:p text:style-name="P3"><text:s text:c="2"/>D_solar_rad_max_MEAN3 <text:s text:c="6"/>D_temp_avg_MEAN15 <text:s/>D_wind_speed_max_MEAN7 D_wind_speed_avg_MEAN15 <text:s text:c="8"/>leaf_phos_ANDVI </text:p>
      <text:p text:style-name="P3"><text:s text:c="13"/>10.1933226 <text:s text:c="12"/>193.4086391 <text:s text:c="12"/>-12.2245428 <text:s text:c="14"/>5.6005072 <text:s text:c="13"/>21.6336736 </text:p>
      <text:p text:style-name="P3"><text:soft-page-break/><text:s text:c="6"/>station_elevation <text:s text:c="6"/>D_temp_max_MEAN15 <text:s text:c="6"/>D_temp_min_MEAN15 <text:s text:c="9"/>evap_pot_MEAN3 <text:s text:c="14"/>rel_humid </text:p>
      <text:p text:style-name="P3"><text:s text:c="13"/>-1.6750393 <text:s text:c="11"/>-140.7457455 <text:s text:c="12"/>-60.6595146 <text:s text:c="14"/>1.9396381 <text:s text:c="13"/>-0.7140406 </text:p>
      <text:p text:style-name="P3"><text:s text:c="8"/>rel_humid_MEAN7 <text:s text:c="4"/>solar_rad_max_MEAN3 <text:s text:c="21"/>DC <text:s text:c="8"/>temp_min_MEAN15 <text:s text:c="2"/>wind_speed_avg_MEAN15 </text:p>
      <text:p text:style-name="P3"><text:s text:c="13"/>-1.0494592 <text:s text:c="14"/>1.4018747 <text:s text:c="13"/>-8.0820270 <text:s text:c="13"/>-9.0258969 <text:s text:c="14"/>1.6726560 </text:p>
      <text:p text:style-name="P3"><text:s text:c="18"/>D_DMC <text:s text:c="3"/>leaf_nitr_mass_ANDVI <text:s text:c="7"/>D_wind_speed_max <text:s text:c="10"/>solar_rad_max <text:s text:c="8"/>D_rel_humid_min </text:p>
      <text:p text:style-name="P3"><text:s text:c="12"/>-18.7817365 <text:s text:c="14"/>5.5553945 <text:s text:c="13"/>-3.7977954 <text:s text:c="14"/>0.4242059 <text:s text:c="14"/>1.3729616 </text:p>
      <text:p text:style-name="Text_20_body">LMER <text:span text:style-name="T1">VARYING SLOPE </text:span>BMS <text:span text:style-name="T1">(11)</text:span></text:p>
      <text:p text:style-name="P3">summary(lmer.fitre)</text:p>
      <text:p text:style-name="P3">Linear mixed model fit by REML. t-tests use Satterthwaite's method ['lmerModLmerTest']</text:p>
      <text:p text:style-name="P3">Formula: lmerRE_formula</text:p>
      <text:p text:style-name="P3"><text:s text:c="3"/>Data: train</text:p>
      <text:p text:style-name="P3">Control: lmerControl(optCtrl = list(maxfun = 2e+05))</text:p>
      <text:p text:style-name="P3"/>
      <text:p text:style-name="P3">REML criterion at convergence: 49485.5</text:p>
      <text:p text:style-name="P3"/>
      <text:p text:style-name="P3">Scaled residuals: </text:p>
      <text:p text:style-name="P3"><text:s text:c="4"/>Min <text:s text:c="5"/>1Q <text:s/>Median <text:s text:c="5"/>3Q <text:s text:c="4"/>Max </text:p>
      <text:p text:style-name="P3">-5.5661 -0.4579 -0.0610 <text:s/>0.3875 <text:s/>8.3650 </text:p>
      <text:p text:style-name="P3"/>
      <text:p text:style-name="P3">Random effects:</text:p>
      <text:p text:style-name="P3"><text:s/>Groups <text:s text:c="2"/>Name <text:s text:c="17"/>Variance Std.Dev. Corr <text:s text:c="54"/></text:p>
      <text:p text:style-name="P3"><text:s/>Fuel <text:s text:c="4"/>(Intercept) <text:s text:c="10"/>684.412 <text:s/>26.161 <text:s text:c="61"/></text:p>
      <text:p text:style-name="P3"><text:s text:c="10"/>rel_humid <text:s text:c="14"/>4.200 <text:s text:c="2"/>2.049 <text:s text:c="3"/>0.86 <text:s text:c="53"/></text:p>
      <text:p text:style-name="P3"><text:s text:c="10"/>rel_humid_MEAN7 <text:s text:c="7"/>26.803 <text:s text:c="2"/>5.177 <text:s text:c="3"/>0.51 <text:s/>0.61 <text:s text:c="47"/></text:p>
      <text:p text:style-name="P3"><text:s text:c="10"/>solar_rad_max_MEAN3 <text:s text:c="4"/>5.505 <text:s text:c="2"/>2.346 <text:s text:c="3"/>0.47 <text:s/>0.37 <text:s/>0.78 <text:s text:c="41"/></text:p>
      <text:p text:style-name="P3"><text:s text:c="10"/>DC <text:s text:c="19"/>190.562 <text:s/>13.804 <text:s text:c="2"/>-0.81 -0.46 -0.02 -0.07 <text:s text:c="35"/></text:p>
      <text:p text:style-name="P3"><text:s text:c="10"/>temp_min_MEAN15 <text:s text:c="6"/>128.428 <text:s/>11.333 <text:s text:c="2"/>-0.61 -0.47 <text:s/>0.24 <text:s/>0.15 <text:s/>0.76 <text:s text:c="29"/></text:p>
      <text:p text:style-name="P3"><text:s text:c="10"/>wind_speed_avg_MEAN15 <text:s/>37.582 <text:s text:c="2"/>6.130 <text:s text:c="3"/>0.71 <text:s/>0.76 <text:s/>0.87 <text:s/>0.86 -0.21 -0.08 <text:s text:c="23"/></text:p>
      <text:p text:style-name="P3"><text:s text:c="10"/>D_DMC <text:s text:c="17"/>66.906 <text:s text:c="2"/>8.180 <text:s text:c="2"/>-0.78 -0.46 -0.15 -0.12 <text:s/>0.93 <text:s/>0.71 -0.29 <text:s text:c="17"/></text:p>
      <text:p text:style-name="P3"><text:s text:c="10"/>leaf_nitr_mass_ANDVI <text:s text:c="2"/>12.220 <text:s text:c="2"/>3.496 <text:s text:c="3"/>0.69 <text:s/>0.40 <text:s/>0.13 <text:s/>0.34 -0.75 -0.60 <text:s/>0.29 -0.54 <text:s text:c="11"/></text:p>
      <text:p text:style-name="P3"><text:s text:c="10"/>D_wind_speed_max <text:s text:c="5"/>248.525 <text:s/>15.765 <text:s text:c="3"/>0.83 <text:s/>0.80 <text:s/>0.86 <text:s/>0.73 -0.43 -0.09 <text:s/>0.91 -0.48 <text:s/>0.38 <text:s text:c="5"/></text:p>
      <text:p text:style-name="P3"><text:s text:c="10"/>solar_rad_max <text:s text:c="10"/>8.700 <text:s text:c="2"/>2.950 <text:s text:c="3"/>0.07 <text:s/>0.50 <text:s/>0.47 <text:s/>0.37 <text:s/>0.47 <text:s/>0.09 <text:s/>0.56 <text:s/>0.42 -0.18 <text:s/>0.27</text:p>
      <text:p text:style-name="P3"><text:s text:c="10"/>D_rel_humid_min <text:s text:c="7"/>22.141 <text:s text:c="2"/>4.705 <text:s text:c="3"/>0.92 <text:s/>0.66 <text:s/>0.49 <text:s/>0.63 -0.77 -0.43 <text:s/>0.70 -0.69 <text:s/>0.76 <text:s/>0.82</text:p>
      <text:p text:style-name="P3"><text:s/>Residual <text:s text:c="22"/>809.849 <text:s/>28.458 <text:s text:c="61"/></text:p>
      <text:p text:style-name="P3"><text:s text:c="2"/></text:p>
      <text:p text:style-name="P3"><text:s/>-0.08</text:p>
      <text:p text:style-name="P3"><text:s text:c="6"/></text:p>
      <text:p text:style-name="P3">Number of obs: 5196, groups: <text:s/>Fuel, 9</text:p>
      <text:p text:style-name="P3"><text:soft-page-break/></text:p>
      <text:p text:style-name="P3">Fixed effects:</text:p>
      <text:p text:style-name="P3"><text:s text:c="26"/>Estimate Std. Error <text:s text:c="8"/>df t value Pr(&gt;|t|) <text:s text:c="3"/></text:p>
      <text:p text:style-name="P3">(Intercept) <text:s text:c="14"/>83.74688 <text:s text:c="3"/>2.18621 <text:s text:c="2"/>16.08718 <text:s/>38.307 <text:s/>&lt; 2e-16 ***</text:p>
      <text:p text:style-name="P3">solar_rad_avg_MEAN7 <text:s text:c="7"/>4.34329 <text:s text:c="3"/>2.74224 5030.89586 <text:s text:c="2"/>1.584 0.113291 <text:s text:c="3"/></text:p>
      <text:p text:style-name="P3">D_solar_rad_max <text:s text:c="10"/>-5.58160 <text:s text:c="3"/>5.37234 4448.20692 <text:s/>-1.039 0.298883 <text:s text:c="3"/></text:p>
      <text:p text:style-name="P3">D_solar_rad_avg <text:s text:c="10"/>17.38704 <text:s text:c="3"/>4.24443 1774.92461 <text:s text:c="2"/>4.096 4.38e-05 ***</text:p>
      <text:p text:style-name="P3">rel_humid_MEAN15 <text:s text:c="9"/>-4.89468 <text:s text:c="3"/>1.93899 <text:s/>243.60789 <text:s/>-2.524 0.012228 * <text:s/></text:p>
      <text:p text:style-name="P3">rel_humid_min_MEAN15 <text:s text:c="5"/>11.92811 <text:s text:c="3"/>2.61773 <text:s/>868.61140 <text:s text:c="2"/>4.557 5.94e-06 ***</text:p>
      <text:p text:style-name="P3">solar_rad_max_MEAN7 <text:s text:c="7"/>0.04146 <text:s text:c="3"/>2.86785 1721.76135 <text:s text:c="2"/>0.014 0.988466 <text:s text:c="3"/></text:p>
      <text:p text:style-name="P3">D_rel_humid_min_MEAN15 <text:s text:c="4"/>6.16185 <text:s text:c="3"/>6.61898 4559.86011 <text:s text:c="2"/>0.931 0.351936 <text:s text:c="3"/></text:p>
      <text:p text:style-name="P3">BUI <text:s text:c="22"/>-4.37142 <text:s text:c="3"/>5.09358 1093.29014 <text:s/>-0.858 0.390958 <text:s text:c="3"/></text:p>
      <text:p text:style-name="P3">DMC <text:s text:c="23"/>3.44177 <text:s text:c="3"/>4.46373 1356.60638 <text:s text:c="2"/>0.771 0.440810 <text:s text:c="3"/></text:p>
      <text:p text:style-name="P3">evap_pot_MEAN7 <text:s text:c="11"/>-4.26094 <text:s text:c="3"/>4.63801 4098.42911 <text:s/>-0.919 0.358306 <text:s text:c="3"/></text:p>
      <text:p text:style-name="P3">evap_pot_MEAN15 <text:s text:c="10"/>17.40169 <text:s text:c="3"/>4.43026 4163.30652 <text:s text:c="2"/>3.928 8.71e-05 ***</text:p>
      <text:p text:style-name="P3">D_solar_rad_avg_MEAN7 <text:s text:c="5"/>7.24243 <text:s text:c="3"/>5.05995 5030.05194 <text:s text:c="2"/>1.431 0.152400 <text:s text:c="3"/></text:p>
      <text:p text:style-name="P3">temp_avg_MEAN15 <text:s text:c="10"/>-5.08051 <text:s text:c="3"/>4.55836 <text:s text:c="2"/>43.39085 <text:s/>-1.115 0.271180 <text:s text:c="3"/></text:p>
      <text:p text:style-name="P3">rel_humid_min <text:s text:c="13"/>4.57181 <text:s text:c="3"/>0.74651 <text:s text:c="2"/>53.73941 <text:s text:c="2"/>6.124 1.10e-07 ***</text:p>
      <text:p text:style-name="P3">D_temp_avg <text:s text:c="14"/>-31.89445 <text:s text:c="3"/>5.86524 <text:s/>295.11796 <text:s/>-5.438 1.13e-07 ***</text:p>
      <text:p text:style-name="P3">D_temp_min <text:s text:c="15"/>21.07608 <text:s text:c="3"/>4.00256 <text:s/>784.09981 <text:s text:c="2"/>5.266 1.81e-07 ***</text:p>
      <text:p text:style-name="P3">solar_rad_avg <text:s text:c="13"/>5.85494 <text:s text:c="3"/>1.03461 <text:s text:c="2"/>46.98452 <text:s text:c="2"/>5.659 8.81e-07 ***</text:p>
      <text:p text:style-name="P3">rel_humid_min_MEAN7 <text:s text:c="6"/>-0.62512 <text:s text:c="3"/>1.49668 <text:s text:c="2"/>73.33745 <text:s/>-0.418 0.677406 <text:s text:c="3"/></text:p>
      <text:p text:style-name="P3">ANDVI <text:s text:c="20"/>-1.38685 <text:s text:c="3"/>2.77162 <text:s text:c="2"/>18.95349 <text:s/>-0.500 0.622570 <text:s text:c="3"/></text:p>
      <text:p text:style-name="P3">D_solar_rad_max_MEAN7 <text:s text:c="5"/>2.90877 <text:s text:c="2"/>12.93349 5067.06615 <text:s text:c="2"/>0.225 0.822064 <text:s text:c="3"/></text:p>
      <text:p text:style-name="P3">D_evap_pot_MEAN15 <text:s text:c="7"/>-13.30059 <text:s text:c="3"/>3.20561 4563.56263 <text:s/>-4.149 3.40e-05 ***</text:p>
      <text:p text:style-name="P3">plant_height_ANDVI <text:s text:c="8"/>1.77236 <text:s text:c="3"/>1.55899 <text:s text:c="2"/>13.53430 <text:s text:c="2"/>1.137 0.275325 <text:s text:c="3"/></text:p>
      <text:p text:style-name="P3">D_BUI <text:s text:c="21"/>7.29995 <text:s text:c="3"/>1.84944 <text:s text:c="2"/>14.31265 <text:s text:c="2"/>3.947 0.001403 ** </text:p>
      <text:p text:style-name="P3">solar_rad_max_MEAN15 <text:s text:c="6"/>5.10562 <text:s text:c="3"/>3.16414 5066.84538 <text:s text:c="2"/>1.614 0.106679 <text:s text:c="3"/></text:p>
      <text:p text:style-name="P3">D_solar_rad_max_MEAN15 <text:s text:c="4"/>4.46125 <text:s text:c="2"/>11.01837 5048.53787 <text:s text:c="2"/>0.405 0.685574 <text:s text:c="3"/></text:p>
      <text:p text:style-name="P3">D_rel_humid_MEAN15 <text:s text:c="8"/>5.35418 <text:s text:c="3"/>7.70165 4622.53402 <text:s text:c="2"/>0.695 0.486965 <text:s text:c="3"/></text:p>
      <text:p text:style-name="P3">SLA_ANDVI <text:s text:c="17"/>2.55999 <text:s text:c="3"/>2.22219 <text:s text:c="2"/>23.24708 <text:s text:c="2"/>1.152 0.261027 <text:s text:c="3"/></text:p>
      <text:p text:style-name="P3">temp_max_MEAN15 <text:s text:c="11"/>5.33003 <text:s text:c="3"/>3.42268 <text:s/>224.17912 <text:s text:c="2"/>1.557 0.120817 <text:s text:c="3"/></text:p>
      <text:p text:style-name="P3"><text:soft-page-break/>solar_rad_avg_MEAN15 <text:s text:c="6"/>1.37383 <text:s text:c="3"/>2.98918 5031.06656 <text:s text:c="2"/>0.460 0.645823 <text:s text:c="3"/></text:p>
      <text:p text:style-name="P3">D_rel_humid_min_MEAN7 <text:s text:c="5"/>3.30716 <text:s text:c="3"/>3.32198 4348.04512 <text:s text:c="2"/>0.996 0.319530 <text:s text:c="3"/></text:p>
      <text:p text:style-name="P3">D_DC <text:s text:c="21"/>-6.17769 <text:s text:c="3"/>1.28884 1900.05413 <text:s/>-4.793 1.77e-06 ***</text:p>
      <text:p text:style-name="P3">D_temp_avg_MEAN3 <text:s text:c="9"/>-5.60532 <text:s text:c="3"/>8.68252 5027.68632 <text:s/>-0.646 0.518576 <text:s text:c="3"/></text:p>
      <text:p text:style-name="P3">D_temp_max_MEAN3 <text:s text:c="9"/>18.86343 <text:s text:c="2"/>10.07509 5063.78053 <text:s text:c="2"/>1.872 0.061225 . <text:s/></text:p>
      <text:p text:style-name="P3">D <text:s text:c="24"/>-2.14995 <text:s text:c="3"/>7.21578 4815.61852 <text:s/>-0.298 0.765753 <text:s text:c="3"/></text:p>
      <text:p text:style-name="P3">D_solar_rad_max_MEAN3 <text:s text:c="5"/>8.51670 <text:s text:c="3"/>6.75907 4427.31448 <text:s text:c="2"/>1.260 0.207721 <text:s text:c="3"/></text:p>
      <text:p text:style-name="P3">D_temp_avg_MEAN15 <text:s text:c="7"/>102.88780 <text:s text:c="2"/>28.90902 2966.20238 <text:s text:c="2"/>3.559 0.000378 ***</text:p>
      <text:p text:style-name="P3">D_wind_speed_max_MEAN7 <text:s text:c="3"/>-0.09593 <text:s text:c="3"/>3.05257 2329.83054 <text:s/>-0.031 0.974933 <text:s text:c="3"/></text:p>
      <text:p text:style-name="P3">D_wind_speed_avg_MEAN15 <text:s text:c="3"/>3.05848 <text:s text:c="3"/>3.46474 3594.57047 <text:s text:c="2"/>0.883 0.377433 <text:s text:c="3"/></text:p>
      <text:p text:style-name="P3">leaf_phos_ANDVI <text:s text:c="11"/>0.55458 <text:s text:c="3"/>2.96222 <text:s text:c="2"/>11.69014 <text:s text:c="2"/>0.187 0.854699 <text:s text:c="3"/></text:p>
      <text:p text:style-name="P3">station_elevation <text:s text:c="9"/>1.05954 <text:s text:c="3"/>0.56872 1989.85870 <text:s text:c="2"/>1.863 0.062603 . <text:s/></text:p>
      <text:p text:style-name="P3">D_temp_max_MEAN15 <text:s text:c="7"/>-67.30265 <text:s text:c="2"/>22.58625 4270.87027 <text:s/>-2.980 0.002901 ** </text:p>
      <text:p text:style-name="P3">D_temp_min_MEAN15 <text:s text:c="7"/>-31.99910 <text:s text:c="2"/>11.42539 2204.30257 <text:s/>-2.801 0.005144 ** </text:p>
      <text:p text:style-name="P3">evap_pot_MEAN3 <text:s text:c="12"/>3.66928 <text:s text:c="3"/>2.80018 4989.52539 <text:s text:c="2"/>1.310 0.190130 <text:s text:c="3"/></text:p>
      <text:p text:style-name="P3">---</text:p>
      <text:p text:style-name="P3">Signif. codes: <text:s/>0 ‘***’ 0.001 ‘**’ 0.01 ‘*’ 0.05 ‘.’ 0.1 ‘ ’ 1</text:p>
      <text:p text:style-name="P3"/>
      <text:p text:style-name="P3">AIC = 49731.5, DIC = 49783.2</text:p>
      <text:p text:style-name="P3">deviance = 49634.3 </text:p>
      <text:p text:style-name="P3"/>
      <text:p text:style-name="P3">&gt; fixef(lmer.fitre)</text:p>
      <text:p text:style-name="P3"><text:s text:c="12"/>(Intercept) <text:s text:c="4"/>solar_rad_avg_MEAN7 <text:s text:c="8"/>D_solar_rad_max <text:s text:c="8"/>D_solar_rad_avg </text:p>
      <text:p text:style-name="P3"><text:s text:c="12"/>83.74687542 <text:s text:c="13"/>4.34328967 <text:s text:c="12"/>-5.58159935 <text:s text:c="12"/>17.38703949 </text:p>
      <text:p text:style-name="P3"><text:s text:c="7"/>rel_humid_MEAN15 <text:s text:c="3"/>rel_humid_min_MEAN15 <text:s text:c="4"/>solar_rad_max_MEAN7 <text:s/>D_rel_humid_min_MEAN15 </text:p>
      <text:p text:style-name="P3"><text:s text:c="12"/>-4.89467738 <text:s text:c="12"/>11.92811263 <text:s text:c="13"/>0.04146456 <text:s text:c="13"/>6.16184774 </text:p>
      <text:p text:style-name="P3"><text:s text:c="20"/>BUI <text:s text:c="20"/>DMC <text:s text:c="9"/>evap_pot_MEAN7 <text:s text:c="8"/>evap_pot_MEAN15 </text:p>
      <text:p text:style-name="P3"><text:s text:c="12"/>-4.37142161 <text:s text:c="13"/>3.44176823 <text:s text:c="12"/>-4.26094289 <text:s text:c="12"/>17.40169099 </text:p>
      <text:p text:style-name="P3"><text:s text:c="2"/>D_solar_rad_avg_MEAN7 <text:s text:c="8"/>temp_avg_MEAN15 <text:s text:c="10"/>rel_humid_min <text:s text:c="13"/>D_temp_avg </text:p>
      <text:p text:style-name="P3"><text:s text:c="13"/>7.24243044 <text:s text:c="12"/>-5.08050898 <text:s text:c="13"/>4.57181166 <text:s text:c="11"/>-31.89445476 </text:p>
      <text:p text:style-name="P3"><text:s text:c="13"/>D_temp_min <text:s text:c="10"/>solar_rad_avg <text:s text:c="4"/>rel_humid_min_MEAN7 <text:s text:c="18"/>ANDVI </text:p>
      <text:p text:style-name="P3"><text:s text:c="12"/>21.07608173 <text:s text:c="13"/>5.85493639 <text:s text:c="12"/>-0.62512201 <text:s text:c="12"/>-1.38685472 </text:p>
      <text:p text:style-name="P3"><text:soft-page-break/><text:s text:c="2"/>D_solar_rad_max_MEAN7 <text:s text:c="6"/>D_evap_pot_MEAN15 <text:s text:c="5"/>plant_height_ANDVI <text:s text:c="18"/>D_BUI </text:p>
      <text:p text:style-name="P3"><text:s text:c="13"/>2.90876919 <text:s text:c="11"/>-13.30059089 <text:s text:c="13"/>1.77235601 <text:s text:c="13"/>7.29994585 </text:p>
      <text:p text:style-name="P3"><text:s text:c="3"/>solar_rad_max_MEAN15 <text:s/>D_solar_rad_max_MEAN15 <text:s text:c="5"/>D_rel_humid_MEAN15 <text:s text:c="14"/>SLA_ANDVI </text:p>
      <text:p text:style-name="P3"><text:s text:c="13"/>5.10562223 <text:s text:c="13"/>4.46125362 <text:s text:c="13"/>5.35417925 <text:s text:c="13"/>2.55998993 </text:p>
      <text:p text:style-name="P3"><text:s text:c="8"/>temp_max_MEAN15 <text:s text:c="3"/>solar_rad_avg_MEAN15 <text:s text:c="2"/>D_rel_humid_min_MEAN7 <text:s text:c="19"/>D_DC </text:p>
      <text:p text:style-name="P3"><text:s text:c="13"/>5.33002591 <text:s text:c="13"/>1.37382647 <text:s text:c="13"/>3.30715879 <text:s text:c="12"/>-6.17769282 </text:p>
      <text:p text:style-name="P3"><text:s text:c="7"/>D_temp_avg_MEAN3 <text:s text:c="7"/>D_temp_max_MEAN3 <text:s text:c="22"/>D <text:s text:c="2"/>D_solar_rad_max_MEAN3 </text:p>
      <text:p text:style-name="P3"><text:s text:c="12"/>-5.60532144 <text:s text:c="12"/>18.86343144 <text:s text:c="12"/>-2.14995327 <text:s text:c="13"/>8.51670460 </text:p>
      <text:p text:style-name="P3"><text:s text:c="6"/>D_temp_avg_MEAN15 <text:s/>D_wind_speed_max_MEAN7 D_wind_speed_avg_MEAN15 <text:s text:c="8"/>leaf_phos_ANDVI </text:p>
      <text:p text:style-name="P3"><text:s text:c="11"/>102.88780312 <text:s text:c="12"/>-0.09592769 <text:s text:c="13"/>3.05848491 <text:s text:c="13"/>0.55458414 </text:p>
      <text:p text:style-name="P3"><text:s text:c="6"/>station_elevation <text:s text:c="6"/>D_temp_max_MEAN15 <text:s text:c="6"/>D_temp_min_MEAN15 <text:s text:c="9"/>evap_pot_MEAN3 </text:p>
      <text:p text:style-name="P3"><text:s text:c="13"/>1.05954276 <text:s text:c="11"/>-67.30265312 <text:s text:c="11"/>-31.99910308 <text:s text:c="13"/>3.66927963 </text:p>
      <text:p text:style-name="P3">&gt; ranef(lmer.fitre)</text:p>
      <text:p text:style-name="P3">$Fuel</text:p>
      <text:p text:style-name="P3"><text:s text:c="26"/>(Intercept) <text:s/>rel_humid rel_humid_MEAN7 solar_rad_max_MEAN3 <text:s text:c="9"/>DC temp_min_MEAN15</text:p>
      <text:p text:style-name="P3">buckwheat, eastern mojave <text:s text:c="2"/>6.7261473 <text:s/>1.7145450 <text:s text:c="5"/>-2.4408797 <text:s text:c="9"/>-1.7791494 <text:s/>-0.6719208 <text:s text:c="5"/>-10.287610</text:p>
      <text:p text:style-name="P3">ceanothus, bigpod <text:s text:c="10"/>1.7997868 -1.0391701 <text:s text:c="5"/>-0.8220261 <text:s text:c="10"/>1.3394980 <text:s/>-5.6272596 <text:s text:c="6"/>-3.799655</text:p>
      <text:p text:style-name="P3">ceanothus, hoaryleaf <text:s text:c="6"/>-0.2078868 -0.1265346 <text:s text:c="5"/>-1.0271956 <text:s text:c="9"/>-0.3748715 <text:s/>-2.2477359 <text:s text:c="6"/>-5.377938</text:p>
      <text:p text:style-name="P3">chamise <text:s text:c="19"/>-3.2823566 -0.7493323 <text:s text:c="5"/>-1.4280700 <text:s text:c="10"/>0.4739268 <text:s/>-1.3014126 <text:s text:c="6"/>-4.275382</text:p>
      <text:p text:style-name="P3">chamise, new growth <text:s text:c="8"/>1.8770095 -0.1501009 <text:s text:c="5"/>-0.8745918 <text:s text:c="9"/>-0.4067969 <text:s/>-4.9673267 <text:s text:c="6"/>-9.054864</text:p>
      <text:p text:style-name="P3">sage, black <text:s text:c="15"/>51.5038439 <text:s/>4.1614500 <text:s text:c="5"/>11.5097790 <text:s text:c="10"/>3.0995961 -14.9869543 <text:s text:c="6"/>-5.338318</text:p>
      <text:p text:style-name="P3">sage, purple <text:s text:c="14"/>32.5486343 <text:s/>2.0876896 <text:s text:c="6"/>6.8918780 <text:s text:c="10"/>4.5258451 <text:s/>-6.1274732 <text:s text:c="7"/>2.244661</text:p>
      <text:p text:style-name="P3">sagebrush, black <text:s text:c="10"/>33.4432766 <text:s/>0.3665556 <text:s text:c="5"/>-5.0764377 <text:s text:c="9"/>-1.9915710 -33.7016690 <text:s text:c="5"/>-17.582630</text:p>
      <text:p text:style-name="P3">sagebrush, california <text:s text:c="5"/>34.9206881 <text:s/>2.8413868 <text:s text:c="5"/>-0.3839877 <text:s text:c="10"/>0.9245203 -14.6527607 <text:s text:c="5"/>-21.359521</text:p>
      <text:p text:style-name="P3"><text:soft-page-break/><text:s text:c="26"/>wind_speed_avg_MEAN15 <text:s text:c="6"/>D_DMC leaf_nitr_mass_ANDVI D_wind_speed_max solar_rad_max</text:p>
      <text:p text:style-name="P3">buckwheat, eastern mojave <text:s text:c="10"/>-0.03245517 <text:s/>-0.2062364 <text:s text:c="11"/>-1.000161 <text:s text:c="7"/>-2.577181 <text:s text:c="4"/>2.4199762</text:p>
      <text:p text:style-name="P3">ceanothus, bigpod <text:s text:c="19"/>0.18499790 <text:s/>-3.4767707 <text:s text:c="12"/>2.236573 <text:s text:c="7"/>-2.455728 <text:s text:c="3"/>-1.4529464</text:p>
      <text:p text:style-name="P3">ceanothus, hoaryleaf <text:s text:c="15"/>-1.17378353 <text:s/>-1.7661062 <text:s text:c="12"/>0.847302 <text:s text:c="7"/>-4.652696 <text:s text:c="3"/>-0.0202259</text:p>
      <text:p text:style-name="P3">chamise <text:s text:c="29"/>0.78226566 <text:s/>-4.8128393 <text:s text:c="11"/>-2.213953 <text:s text:c="7"/>-3.402674 <text:s text:c="3"/>-0.5121576</text:p>
      <text:p text:style-name="P3">chamise, new growth <text:s text:c="16"/>-1.98557913 <text:s/>-2.9569936 <text:s text:c="12"/>2.722868 <text:s text:c="7"/>-6.889021 <text:s text:c="3"/>-0.1310495</text:p>
      <text:p text:style-name="P3">sage, black <text:s text:c="24"/>12.43572111 -12.8612219 <text:s text:c="12"/>1.758236 <text:s text:c="7"/>36.304062 <text:s text:c="4"/>1.8779433</text:p>
      <text:p text:style-name="P3">sage, purple <text:s text:c="23"/>10.69315521 <text:s/>-1.1965424 <text:s text:c="12"/>3.928678 <text:s text:c="7"/>25.960543 <text:s text:c="4"/>1.8463639</text:p>
      <text:p text:style-name="P3">sagebrush, black <text:s text:c="19"/>-4.20750709 -17.2787102 <text:s text:c="12"/>5.130923 <text:s text:c="8"/>3.328361 <text:s text:c="3"/>-6.7640161</text:p>
      <text:p text:style-name="P3">sagebrush, california <text:s text:c="15"/>5.09696227 <text:s/>-6.4436372 <text:s text:c="12"/>4.917235 <text:s text:c="8"/>7.659588 <text:s text:c="4"/>2.6207663</text:p>
      <text:p text:style-name="P3"><text:s text:c="26"/>D_rel_humid_min</text:p>
      <text:p text:style-name="P3">buckwheat, eastern mojave <text:s text:c="5"/>-1.1716722</text:p>
      <text:p text:style-name="P3">ceanothus, bigpod <text:s text:c="14"/>1.7117295</text:p>
      <text:p text:style-name="P3">ceanothus, hoaryleaf <text:s text:c="10"/>-0.6883150</text:p>
      <text:p text:style-name="P3">chamise <text:s text:c="23"/>-0.6245079</text:p>
      <text:p text:style-name="P3">chamise, new growth <text:s text:c="11"/>-0.7004573</text:p>
      <text:p text:style-name="P3">sage, black <text:s text:c="20"/>7.2579869</text:p>
      <text:p text:style-name="P3">sage, purple <text:s text:c="19"/>8.1229903</text:p>
      <text:p text:style-name="P3">sagebrush, black <text:s text:c="15"/>6.3918234</text:p>
      <text:p text:style-name="P3">sagebrush, california <text:s text:c="10"/>4.9550212</text:p>
      <text:p text:style-name="P3"/>
      <text:p text:style-name="P3">with conditional variances for “Fuel” </text:p>
      <text:p text:style-name="P3"><text:bookmark text:name="rstudio_console_output"/></text:p>
      <text:p text:style-name="P3"/>
      <text:p text:style-name="Text_20_body">LMER <text:span text:style-name="T1">VARYING SLOPE</text:span> BMS 1<text:span text:style-name="T1">1 </text:span>RANOVA</text:p>
      <text:p text:style-name="P3">&gt; lmeranova</text:p>
      <text:p text:style-name="P3">ANOVA-like table for random-effects: Single term deletions</text:p>
      <text:p text:style-name="P3"/>
      <text:p text:style-name="P3">Model:</text:p>
      <text:p text:style-name="P3">Percent ~ solar_rad_avg_MEAN7 + D_solar_rad_max + D_solar_rad_avg + rel_humid_MEAN15 + rel_humid_min_MEAN15 + solar_rad_max_MEAN7 + D_rel_humid_min_MEAN15 + BUI + DMC + evap_pot_MEAN7 + evap_pot_MEAN15 + D_solar_rad_avg_MEAN7 + temp_avg_MEAN15 + rel_humid_min + D_temp_avg + D_temp_min + solar_rad_avg + rel_humid_min_MEAN7 + ANDVI + D_solar_rad_max_MEAN7 + D_evap_pot_MEAN15 + plant_height_ANDVI + D_BUI + solar_rad_max_MEAN15 + D_solar_rad_max_MEAN15 + D_rel_humid_MEAN15 + SLA_ANDVI + temp_max_MEAN15 + <text:s text:c="5"/>solar_rad_avg_MEAN15 + D_rel_humid_min_MEAN7 + D_DC + D_temp_avg_MEAN3 + D_temp_max_MEAN3 + D + D_solar_rad_max_MEAN3 + D_temp_avg_MEAN15 + D_wind_speed_max_MEAN7 + D_wind_speed_avg_MEAN15 + leaf_phos_ANDVI + station_elevation + D_temp_max_MEAN15 + D_temp_min_MEAN15 + evap_pot_MEAN3 + (1 + rel_humid + rel_humid_MEAN7 + solar_rad_max_MEAN3 + DC + temp_min_MEAN15 + wind_speed_avg_MEAN15 + D_DMC + leaf_nitr_mass_ANDVI + D_wind_speed_max + solar_rad_max + D_rel_humid_min | Fuel)</text:p>
      <text:p text:style-name="P3"><text:s text:c="219"/>npar</text:p>
      <text:p text:style-name="P3">&lt;none&gt; <text:s text:c="213"/>123</text:p>
      <text:p text:style-name="P3">rel_humid in (1 + rel_humid + rel_humid_MEAN7 + solar_rad_max_MEAN3 + DC + temp_min_MEAN15 + wind_speed_avg_MEAN15 + D_DMC + leaf_nitr_mass_ANDVI + D_wind_speed_max + solar_rad_max + D_rel_humid_min | Fuel) <text:s text:c="13"/>111</text:p>
      <text:p text:style-name="P3">rel_humid_MEAN7 in (1 + rel_humid + rel_humid_MEAN7 + solar_rad_max_MEAN3 + DC + temp_min_MEAN15 + wind_speed_avg_MEAN15 + D_DMC + leaf_nitr_mass_ANDVI + D_wind_speed_max + solar_rad_max + D_rel_humid_min | Fuel) <text:s text:c="7"/>111</text:p>
      <text:p text:style-name="P3">solar_rad_max_MEAN3 in (1 + rel_humid + rel_humid_MEAN7 + solar_rad_max_MEAN3 + DC + temp_min_MEAN15 + wind_speed_avg_MEAN15 + D_DMC + leaf_nitr_mass_ANDVI + D_wind_speed_max + solar_rad_max + D_rel_humid_min | Fuel) <text:s text:c="3"/>111</text:p>
      <text:p text:style-name="P3">DC in (1 + rel_humid + rel_humid_MEAN7 + solar_rad_max_MEAN3 + DC + temp_min_MEAN15 + wind_speed_avg_MEAN15 + D_DMC + leaf_nitr_mass_ANDVI + D_wind_speed_max + solar_rad_max + D_rel_humid_min | Fuel) <text:s text:c="20"/>111</text:p>
      <text:p text:style-name="P3">temp_min_MEAN15 in (1 + rel_humid + rel_humid_MEAN7 + solar_rad_max_MEAN3 + DC + temp_min_MEAN15 + wind_speed_avg_MEAN15 + D_DMC + leaf_nitr_mass_ANDVI + D_wind_speed_max + solar_rad_max + D_rel_humid_min | Fuel) <text:s text:c="7"/>111</text:p>
      <text:p text:style-name="P3">wind_speed_avg_MEAN15 in (1 + rel_humid + rel_humid_MEAN7 + solar_rad_max_MEAN3 + DC + temp_min_MEAN15 + wind_speed_avg_MEAN15 + D_DMC + leaf_nitr_mass_ANDVI + D_wind_speed_max + solar_rad_max + D_rel_humid_min | Fuel) <text:s/>111</text:p>
      <text:p text:style-name="P3"><text:soft-page-break/>D_DMC in (1 + rel_humid + rel_humid_MEAN7 + solar_rad_max_MEAN3 + DC + temp_min_MEAN15 + wind_speed_avg_MEAN15 + D_DMC + leaf_nitr_mass_ANDVI + D_wind_speed_max + solar_rad_max + D_rel_humid_min | Fuel) <text:s text:c="17"/>111</text:p>
      <text:p text:style-name="P3">leaf_nitr_mass_ANDVI in (1 + rel_humid + rel_humid_MEAN7 + solar_rad_max_MEAN3 + DC + temp_min_MEAN15 + wind_speed_avg_MEAN15 + D_DMC + leaf_nitr_mass_ANDVI + D_wind_speed_max + solar_rad_max + D_rel_humid_min | Fuel) <text:s text:c="2"/>111</text:p>
      <text:p text:style-name="P3">D_wind_speed_max in (1 + rel_humid + rel_humid_MEAN7 + solar_rad_max_MEAN3 + DC + temp_min_MEAN15 + wind_speed_avg_MEAN15 + D_DMC + leaf_nitr_mass_ANDVI + D_wind_speed_max + solar_rad_max + D_rel_humid_min | Fuel) <text:s text:c="6"/>111</text:p>
      <text:p text:style-name="P3">solar_rad_max in (1 + rel_humid + rel_humid_MEAN7 + solar_rad_max_MEAN3 + DC + temp_min_MEAN15 + wind_speed_avg_MEAN15 + D_DMC + leaf_nitr_mass_ANDVI + D_wind_speed_max + solar_rad_max + D_rel_humid_min | Fuel) <text:s text:c="9"/>111</text:p>
      <text:p text:style-name="P3">D_rel_humid_min in (1 + rel_humid + rel_humid_MEAN7 + solar_rad_max_MEAN3 + DC + temp_min_MEAN15 + wind_speed_avg_MEAN15 + D_DMC + leaf_nitr_mass_ANDVI + D_wind_speed_max + solar_rad_max + D_rel_humid_min | Fuel) <text:s text:c="7"/>111</text:p>
      <text:p text:style-name="P3"><text:s text:c="219"/>logLik</text:p>
      <text:p text:style-name="P3">&lt;none&gt; <text:s text:c="212"/>-24743</text:p>
      <text:p text:style-name="P3">rel_humid in (1 + rel_humid + rel_humid_MEAN7 + solar_rad_max_MEAN3 + DC + temp_min_MEAN15 + wind_speed_avg_MEAN15 + D_DMC + leaf_nitr_mass_ANDVI + D_wind_speed_max + solar_rad_max + D_rel_humid_min | Fuel) <text:s text:c="12"/>-24747</text:p>
      <text:p text:style-name="P3">rel_humid_MEAN7 in (1 + rel_humid + rel_humid_MEAN7 + solar_rad_max_MEAN3 + DC + temp_min_MEAN15 + wind_speed_avg_MEAN15 + D_DMC + leaf_nitr_mass_ANDVI + D_wind_speed_max + solar_rad_max + D_rel_humid_min | Fuel) <text:s text:c="6"/>-24768</text:p>
      <text:p text:style-name="P3">solar_rad_max_MEAN3 in (1 + rel_humid + rel_humid_MEAN7 + solar_rad_max_MEAN3 + DC + temp_min_MEAN15 + wind_speed_avg_MEAN15 + D_DMC + leaf_nitr_mass_ANDVI + D_wind_speed_max + solar_rad_max + D_rel_humid_min | Fuel) <text:s text:c="2"/>-24744</text:p>
      <text:p text:style-name="P3">DC in (1 + rel_humid + rel_humid_MEAN7 + solar_rad_max_MEAN3 + DC + temp_min_MEAN15 + wind_speed_avg_MEAN15 + D_DMC + leaf_nitr_mass_ANDVI + D_wind_speed_max + solar_rad_max + D_rel_humid_min | Fuel) <text:s text:c="19"/>-24893</text:p>
      <text:p text:style-name="P3">temp_min_MEAN15 in (1 + rel_humid + rel_humid_MEAN7 + solar_rad_max_MEAN3 + DC + temp_min_MEAN15 + wind_speed_avg_MEAN15 + D_DMC + leaf_nitr_mass_ANDVI + D_wind_speed_max + solar_rad_max + D_rel_humid_min | Fuel) <text:s text:c="6"/>-24767</text:p>
      <text:p text:style-name="P3">wind_speed_avg_MEAN15 in (1 + rel_humid + rel_humid_MEAN7 + solar_rad_max_MEAN3 + DC + temp_min_MEAN15 + wind_speed_avg_MEAN15 + D_DMC + leaf_nitr_mass_ANDVI + D_wind_speed_max + solar_rad_max + D_rel_humid_min | Fuel) -24763</text:p>
      <text:p text:style-name="P3">D_DMC in (1 + rel_humid + rel_humid_MEAN7 + solar_rad_max_MEAN3 + DC + temp_min_MEAN15 + wind_speed_avg_MEAN15 + D_DMC + leaf_nitr_mass_ANDVI + D_wind_speed_max + solar_rad_max + D_rel_humid_min | Fuel) <text:s text:c="16"/>-24757</text:p>
      <text:p text:style-name="P3"><text:soft-page-break/>leaf_nitr_mass_ANDVI in (1 + rel_humid + rel_humid_MEAN7 + solar_rad_max_MEAN3 + DC + temp_min_MEAN15 + wind_speed_avg_MEAN15 + D_DMC + leaf_nitr_mass_ANDVI + D_wind_speed_max + solar_rad_max + D_rel_humid_min | Fuel) <text:s/>-24748</text:p>
      <text:p text:style-name="P3">D_wind_speed_max in (1 + rel_humid + rel_humid_MEAN7 + solar_rad_max_MEAN3 + DC + temp_min_MEAN15 + wind_speed_avg_MEAN15 + D_DMC + leaf_nitr_mass_ANDVI + D_wind_speed_max + solar_rad_max + D_rel_humid_min | Fuel) <text:s text:c="5"/>-24786</text:p>
      <text:p text:style-name="P3">solar_rad_max in (1 + rel_humid + rel_humid_MEAN7 + solar_rad_max_MEAN3 + DC + temp_min_MEAN15 + wind_speed_avg_MEAN15 + D_DMC + leaf_nitr_mass_ANDVI + D_wind_speed_max + solar_rad_max + D_rel_humid_min | Fuel) <text:s text:c="8"/>-24746</text:p>
      <text:p text:style-name="P3">D_rel_humid_min in (1 + rel_humid + rel_humid_MEAN7 + solar_rad_max_MEAN3 + DC + temp_min_MEAN15 + wind_speed_avg_MEAN15 + D_DMC + leaf_nitr_mass_ANDVI + D_wind_speed_max + solar_rad_max + D_rel_humid_min | Fuel) <text:s text:c="6"/>-24750</text:p>
      <text:p text:style-name="P3"><text:s text:c="221"/>AIC</text:p>
      <text:p text:style-name="P3">&lt;none&gt; <text:s text:c="212"/>49731</text:p>
      <text:p text:style-name="P3">rel_humid in (1 + rel_humid + rel_humid_MEAN7 + solar_rad_max_MEAN3 + DC + temp_min_MEAN15 + wind_speed_avg_MEAN15 + D_DMC + leaf_nitr_mass_ANDVI + D_wind_speed_max + solar_rad_max + D_rel_humid_min | Fuel) <text:s text:c="12"/>49717</text:p>
      <text:p text:style-name="P3">rel_humid_MEAN7 in (1 + rel_humid + rel_humid_MEAN7 + solar_rad_max_MEAN3 + DC + temp_min_MEAN15 + wind_speed_avg_MEAN15 + D_DMC + leaf_nitr_mass_ANDVI + D_wind_speed_max + solar_rad_max + D_rel_humid_min | Fuel) <text:s text:c="6"/>49759</text:p>
      <text:p text:style-name="P3">solar_rad_max_MEAN3 in (1 + rel_humid + rel_humid_MEAN7 + solar_rad_max_MEAN3 + DC + temp_min_MEAN15 + wind_speed_avg_MEAN15 + D_DMC + leaf_nitr_mass_ANDVI + D_wind_speed_max + solar_rad_max + D_rel_humid_min | Fuel) <text:s text:c="2"/>49710</text:p>
      <text:p text:style-name="P3">DC in (1 + rel_humid + rel_humid_MEAN7 + solar_rad_max_MEAN3 + DC + temp_min_MEAN15 + wind_speed_avg_MEAN15 + D_DMC + leaf_nitr_mass_ANDVI + D_wind_speed_max + solar_rad_max + D_rel_humid_min | Fuel) <text:s text:c="19"/>50008</text:p>
      <text:p text:style-name="P3">temp_min_MEAN15 in (1 + rel_humid + rel_humid_MEAN7 + solar_rad_max_MEAN3 + DC + temp_min_MEAN15 + wind_speed_avg_MEAN15 + D_DMC + leaf_nitr_mass_ANDVI + D_wind_speed_max + solar_rad_max + D_rel_humid_min | Fuel) <text:s text:c="6"/>49756</text:p>
      <text:p text:style-name="P3">wind_speed_avg_MEAN15 in (1 + rel_humid + rel_humid_MEAN7 + solar_rad_max_MEAN3 + DC + temp_min_MEAN15 + wind_speed_avg_MEAN15 + D_DMC + leaf_nitr_mass_ANDVI + D_wind_speed_max + solar_rad_max + D_rel_humid_min | Fuel) 49749</text:p>
      <text:p text:style-name="P3">D_DMC in (1 + rel_humid + rel_humid_MEAN7 + solar_rad_max_MEAN3 + DC + temp_min_MEAN15 + wind_speed_avg_MEAN15 + D_DMC + leaf_nitr_mass_ANDVI + D_wind_speed_max + solar_rad_max + D_rel_humid_min | Fuel) <text:s text:c="16"/>49737</text:p>
      <text:p text:style-name="P3">leaf_nitr_mass_ANDVI in (1 + rel_humid + rel_humid_MEAN7 + solar_rad_max_MEAN3 + DC + temp_min_MEAN15 + wind_speed_avg_MEAN15 + D_DMC + leaf_nitr_mass_ANDVI + D_wind_speed_max + solar_rad_max + D_rel_humid_min | Fuel) <text:s/>49718</text:p>
      <text:p text:style-name="P3"><text:soft-page-break/>D_wind_speed_max in (1 + rel_humid + rel_humid_MEAN7 + solar_rad_max_MEAN3 + DC + temp_min_MEAN15 + wind_speed_avg_MEAN15 + D_DMC + leaf_nitr_mass_ANDVI + D_wind_speed_max + solar_rad_max + D_rel_humid_min | Fuel) <text:s text:c="5"/>49793</text:p>
      <text:p text:style-name="P3">solar_rad_max in (1 + rel_humid + rel_humid_MEAN7 + solar_rad_max_MEAN3 + DC + temp_min_MEAN15 + wind_speed_avg_MEAN15 + D_DMC + leaf_nitr_mass_ANDVI + D_wind_speed_max + solar_rad_max + D_rel_humid_min | Fuel) <text:s text:c="8"/>49714</text:p>
      <text:p text:style-name="P3">D_rel_humid_min in (1 + rel_humid + rel_humid_MEAN7 + solar_rad_max_MEAN3 + DC + temp_min_MEAN15 + wind_speed_avg_MEAN15 + D_DMC + leaf_nitr_mass_ANDVI + D_wind_speed_max + solar_rad_max + D_rel_humid_min | Fuel) <text:s text:c="6"/>49722</text:p>
      <text:p text:style-name="P3"><text:s text:c="223"/>LRT</text:p>
      <text:p text:style-name="P3">&lt;none&gt; <text:s text:c="219"/></text:p>
      <text:p text:style-name="P3">rel_humid in (1 + rel_humid + rel_humid_MEAN7 + solar_rad_max_MEAN3 + DC + temp_min_MEAN15 + wind_speed_avg_MEAN15 + D_DMC + leaf_nitr_mass_ANDVI + D_wind_speed_max + solar_rad_max + D_rel_humid_min | Fuel) <text:s text:c="14"/>9.206</text:p>
      <text:p text:style-name="P3">rel_humid_MEAN7 in (1 + rel_humid + rel_humid_MEAN7 + solar_rad_max_MEAN3 + DC + temp_min_MEAN15 + wind_speed_avg_MEAN15 + D_DMC + leaf_nitr_mass_ANDVI + D_wind_speed_max + solar_rad_max + D_rel_humid_min | Fuel) <text:s text:c="7"/>51.254</text:p>
      <text:p text:style-name="P3">solar_rad_max_MEAN3 in (1 + rel_humid + rel_humid_MEAN7 + solar_rad_max_MEAN3 + DC + temp_min_MEAN15 + wind_speed_avg_MEAN15 + D_DMC + leaf_nitr_mass_ANDVI + D_wind_speed_max + solar_rad_max + D_rel_humid_min | Fuel) <text:s text:c="4"/>2.597</text:p>
      <text:p text:style-name="P3">DC in (1 + rel_humid + rel_humid_MEAN7 + solar_rad_max_MEAN3 + DC + temp_min_MEAN15 + wind_speed_avg_MEAN15 + D_DMC + leaf_nitr_mass_ANDVI + D_wind_speed_max + solar_rad_max + D_rel_humid_min | Fuel) <text:s text:c="19"/>300.997</text:p>
      <text:p text:style-name="P3">temp_min_MEAN15 in (1 + rel_humid + rel_humid_MEAN7 + solar_rad_max_MEAN3 + DC + temp_min_MEAN15 + wind_speed_avg_MEAN15 + D_DMC + leaf_nitr_mass_ANDVI + D_wind_speed_max + solar_rad_max + D_rel_humid_min | Fuel) <text:s text:c="7"/>48.093</text:p>
      <text:p text:style-name="P3">wind_speed_avg_MEAN15 in (1 + rel_humid + rel_humid_MEAN7 + solar_rad_max_MEAN3 + DC + temp_min_MEAN15 + wind_speed_avg_MEAN15 + D_DMC + leaf_nitr_mass_ANDVI + D_wind_speed_max + solar_rad_max + D_rel_humid_min | Fuel) <text:s/>41.134</text:p>
      <text:p text:style-name="P3">D_DMC in (1 + rel_humid + rel_humid_MEAN7 + solar_rad_max_MEAN3 + DC + temp_min_MEAN15 + wind_speed_avg_MEAN15 + D_DMC + leaf_nitr_mass_ANDVI + D_wind_speed_max + solar_rad_max + D_rel_humid_min | Fuel) <text:s text:c="17"/>29.108</text:p>
      <text:p text:style-name="P3">leaf_nitr_mass_ANDVI in (1 + rel_humid + rel_humid_MEAN7 + solar_rad_max_MEAN3 + DC + temp_min_MEAN15 + wind_speed_avg_MEAN15 + D_DMC + leaf_nitr_mass_ANDVI + D_wind_speed_max + solar_rad_max + D_rel_humid_min | Fuel) <text:s text:c="2"/>10.544</text:p>
      <text:p text:style-name="P3">D_wind_speed_max in (1 + rel_humid + rel_humid_MEAN7 + solar_rad_max_MEAN3 + DC + temp_min_MEAN15 + wind_speed_avg_MEAN15 + D_DMC + leaf_nitr_mass_ANDVI + D_wind_speed_max + solar_rad_max + D_rel_humid_min | Fuel) <text:s text:c="6"/>85.609</text:p>
      <text:p text:style-name="P3">solar_rad_max in (1 + rel_humid + rel_humid_MEAN7 + solar_rad_max_MEAN3 + DC + temp_min_MEAN15 + wind_speed_avg_MEAN15 + D_DMC + leaf_nitr_mass_ANDVI + D_wind_speed_max + solar_rad_max + D_rel_humid_min | Fuel) <text:s text:c="10"/>6.599</text:p>
      <text:p text:style-name="P3"><text:soft-page-break/>D_rel_humid_min in (1 + rel_humid + rel_humid_MEAN7 + solar_rad_max_MEAN3 + DC + temp_min_MEAN15 + wind_speed_avg_MEAN15 + D_DMC + leaf_nitr_mass_ANDVI + D_wind_speed_max + solar_rad_max + D_rel_humid_min | Fuel) <text:s text:c="7"/>14.723</text:p>
      <text:p text:style-name="P3"><text:s text:c="219"/>Df</text:p>
      <text:p text:style-name="P3">&lt;none&gt; <text:s text:c="214"/></text:p>
      <text:p text:style-name="P3">rel_humid in (1 + rel_humid + rel_humid_MEAN7 + solar_rad_max_MEAN3 + DC + temp_min_MEAN15 + wind_speed_avg_MEAN15 + D_DMC + leaf_nitr_mass_ANDVI + D_wind_speed_max + solar_rad_max + D_rel_humid_min | Fuel) <text:s text:c="12"/>12</text:p>
      <text:p text:style-name="P3">rel_humid_MEAN7 in (1 + rel_humid + rel_humid_MEAN7 + solar_rad_max_MEAN3 + DC + temp_min_MEAN15 + wind_speed_avg_MEAN15 + D_DMC + leaf_nitr_mass_ANDVI + D_wind_speed_max + solar_rad_max + D_rel_humid_min | Fuel) <text:s text:c="6"/>12</text:p>
      <text:p text:style-name="P3">solar_rad_max_MEAN3 in (1 + rel_humid + rel_humid_MEAN7 + solar_rad_max_MEAN3 + DC + temp_min_MEAN15 + wind_speed_avg_MEAN15 + D_DMC + leaf_nitr_mass_ANDVI + D_wind_speed_max + solar_rad_max + D_rel_humid_min | Fuel) <text:s text:c="2"/>12</text:p>
      <text:p text:style-name="P3">DC in (1 + rel_humid + rel_humid_MEAN7 + solar_rad_max_MEAN3 + DC + temp_min_MEAN15 + wind_speed_avg_MEAN15 + D_DMC + leaf_nitr_mass_ANDVI + D_wind_speed_max + solar_rad_max + D_rel_humid_min | Fuel) <text:s text:c="19"/>12</text:p>
      <text:p text:style-name="P3">temp_min_MEAN15 in (1 + rel_humid + rel_humid_MEAN7 + solar_rad_max_MEAN3 + DC + temp_min_MEAN15 + wind_speed_avg_MEAN15 + D_DMC + leaf_nitr_mass_ANDVI + D_wind_speed_max + solar_rad_max + D_rel_humid_min | Fuel) <text:s text:c="6"/>12</text:p>
      <text:p text:style-name="P3">wind_speed_avg_MEAN15 in (1 + rel_humid + rel_humid_MEAN7 + solar_rad_max_MEAN3 + DC + temp_min_MEAN15 + wind_speed_avg_MEAN15 + D_DMC + leaf_nitr_mass_ANDVI + D_wind_speed_max + solar_rad_max + D_rel_humid_min | Fuel) 12</text:p>
      <text:p text:style-name="P3">D_DMC in (1 + rel_humid + rel_humid_MEAN7 + solar_rad_max_MEAN3 + DC + temp_min_MEAN15 + wind_speed_avg_MEAN15 + D_DMC + leaf_nitr_mass_ANDVI + D_wind_speed_max + solar_rad_max + D_rel_humid_min | Fuel) <text:s text:c="16"/>12</text:p>
      <text:p text:style-name="P3">leaf_nitr_mass_ANDVI in (1 + rel_humid + rel_humid_MEAN7 + solar_rad_max_MEAN3 + DC + temp_min_MEAN15 + wind_speed_avg_MEAN15 + D_DMC + leaf_nitr_mass_ANDVI + D_wind_speed_max + solar_rad_max + D_rel_humid_min | Fuel) <text:s/>12</text:p>
      <text:p text:style-name="P3">D_wind_speed_max in (1 + rel_humid + rel_humid_MEAN7 + solar_rad_max_MEAN3 + DC + temp_min_MEAN15 + wind_speed_avg_MEAN15 + D_DMC + leaf_nitr_mass_ANDVI + D_wind_speed_max + solar_rad_max + D_rel_humid_min | Fuel) <text:s text:c="5"/>12</text:p>
      <text:p text:style-name="P3">solar_rad_max in (1 + rel_humid + rel_humid_MEAN7 + solar_rad_max_MEAN3 + DC + temp_min_MEAN15 + wind_speed_avg_MEAN15 + D_DMC + leaf_nitr_mass_ANDVI + D_wind_speed_max + solar_rad_max + D_rel_humid_min | Fuel) <text:s text:c="8"/>12</text:p>
      <text:p text:style-name="P3">D_rel_humid_min in (1 + rel_humid + rel_humid_MEAN7 + solar_rad_max_MEAN3 + DC + temp_min_MEAN15 + wind_speed_avg_MEAN15 + D_DMC + leaf_nitr_mass_ANDVI + D_wind_speed_max + solar_rad_max + D_rel_humid_min | Fuel) <text:s text:c="6"/>12</text:p>
      <text:p text:style-name="P3"><text:s text:c="219"/>Pr(&gt;Chisq)</text:p>
      <text:p text:style-name="P3"><text:soft-page-break/>&lt;none&gt; <text:s text:c="222"/></text:p>
      <text:p text:style-name="P3">rel_humid in (1 + rel_humid + rel_humid_MEAN7 + solar_rad_max_MEAN3 + DC + temp_min_MEAN15 + wind_speed_avg_MEAN15 + D_DMC + leaf_nitr_mass_ANDVI + D_wind_speed_max + solar_rad_max + D_rel_humid_min | Fuel) <text:s text:c="14"/>0.685240</text:p>
      <text:p text:style-name="P3">rel_humid_MEAN7 in (1 + rel_humid + rel_humid_MEAN7 + solar_rad_max_MEAN3 + DC + temp_min_MEAN15 + wind_speed_avg_MEAN15 + D_DMC + leaf_nitr_mass_ANDVI + D_wind_speed_max + solar_rad_max + D_rel_humid_min | Fuel) <text:s text:c="7"/>8.402e-07</text:p>
      <text:p text:style-name="P3">solar_rad_max_MEAN3 in (1 + rel_humid + rel_humid_MEAN7 + solar_rad_max_MEAN3 + DC + temp_min_MEAN15 + wind_speed_avg_MEAN15 + D_DMC + leaf_nitr_mass_ANDVI + D_wind_speed_max + solar_rad_max + D_rel_humid_min | Fuel) <text:s text:c="4"/>0.997782</text:p>
      <text:p text:style-name="P3">DC in (1 + rel_humid + rel_humid_MEAN7 + solar_rad_max_MEAN3 + DC + temp_min_MEAN15 + wind_speed_avg_MEAN15 + D_DMC + leaf_nitr_mass_ANDVI + D_wind_speed_max + solar_rad_max + D_rel_humid_min | Fuel) <text:s text:c="20"/>&lt; 2.2e-16</text:p>
      <text:p text:style-name="P3">temp_min_MEAN15 in (1 + rel_humid + rel_humid_MEAN7 + solar_rad_max_MEAN3 + DC + temp_min_MEAN15 + wind_speed_avg_MEAN15 + D_DMC + leaf_nitr_mass_ANDVI + D_wind_speed_max + solar_rad_max + D_rel_humid_min | Fuel) <text:s text:c="7"/>3.012e-06</text:p>
      <text:p text:style-name="P3">wind_speed_avg_MEAN15 in (1 + rel_humid + rel_humid_MEAN7 + solar_rad_max_MEAN3 + DC + temp_min_MEAN15 + wind_speed_avg_MEAN15 + D_DMC + leaf_nitr_mass_ANDVI + D_wind_speed_max + solar_rad_max + D_rel_humid_min | Fuel) <text:s/>4.654e-05</text:p>
      <text:p text:style-name="P3">D_DMC in (1 + rel_humid + rel_humid_MEAN7 + solar_rad_max_MEAN3 + DC + temp_min_MEAN15 + wind_speed_avg_MEAN15 + D_DMC + leaf_nitr_mass_ANDVI + D_wind_speed_max + solar_rad_max + D_rel_humid_min | Fuel) <text:s text:c="18"/>0.003797</text:p>
      <text:p text:style-name="P3">leaf_nitr_mass_ANDVI in (1 + rel_humid + rel_humid_MEAN7 + solar_rad_max_MEAN3 + DC + temp_min_MEAN15 + wind_speed_avg_MEAN15 + D_DMC + leaf_nitr_mass_ANDVI + D_wind_speed_max + solar_rad_max + D_rel_humid_min | Fuel) <text:s text:c="3"/>0.568361</text:p>
      <text:p text:style-name="P3">D_wind_speed_max in (1 + rel_humid + rel_humid_MEAN7 + solar_rad_max_MEAN3 + DC + temp_min_MEAN15 + wind_speed_avg_MEAN15 + D_DMC + leaf_nitr_mass_ANDVI + D_wind_speed_max + solar_rad_max + D_rel_humid_min | Fuel) <text:s text:c="6"/>3.476e-13</text:p>
      <text:p text:style-name="P3">solar_rad_max in (1 + rel_humid + rel_humid_MEAN7 + solar_rad_max_MEAN3 + DC + temp_min_MEAN15 + wind_speed_avg_MEAN15 + D_DMC + leaf_nitr_mass_ANDVI + D_wind_speed_max + solar_rad_max + D_rel_humid_min | Fuel) <text:s text:c="10"/>0.882931</text:p>
      <text:p text:style-name="P3">D_rel_humid_min in (1 + rel_humid + rel_humid_MEAN7 + solar_rad_max_MEAN3 + DC + temp_min_MEAN15 + wind_speed_avg_MEAN15 + D_DMC + leaf_nitr_mass_ANDVI + D_wind_speed_max + solar_rad_max + D_rel_humid_min | Fuel) <text:s text:c="8"/>0.256941</text:p>
      <text:p text:style-name="P3"><text:s text:c="222"/></text:p>
      <text:p text:style-name="P3">&lt;none&gt; <text:s text:c="215"/></text:p>
      <text:p text:style-name="P3">rel_humid in (1 + rel_humid + rel_humid_MEAN7 + solar_rad_max_MEAN3 + DC + temp_min_MEAN15 + wind_speed_avg_MEAN15 + D_DMC + leaf_nitr_mass_ANDVI + D_wind_speed_max + solar_rad_max + D_rel_humid_min | Fuel) <text:s text:c="15"/></text:p>
      <text:p text:style-name="P3"><text:soft-page-break/>rel_humid_MEAN7 in (1 + rel_humid + rel_humid_MEAN7 + solar_rad_max_MEAN3 + DC + temp_min_MEAN15 + wind_speed_avg_MEAN15 + D_DMC + leaf_nitr_mass_ANDVI + D_wind_speed_max + solar_rad_max + D_rel_humid_min | Fuel) <text:s text:c="6"/>***</text:p>
      <text:p text:style-name="P3">solar_rad_max_MEAN3 in (1 + rel_humid + rel_humid_MEAN7 + solar_rad_max_MEAN3 + DC + temp_min_MEAN15 + wind_speed_avg_MEAN15 + D_DMC + leaf_nitr_mass_ANDVI + D_wind_speed_max + solar_rad_max + D_rel_humid_min | Fuel) <text:s text:c="5"/></text:p>
      <text:p text:style-name="P3">DC in (1 + rel_humid + rel_humid_MEAN7 + solar_rad_max_MEAN3 + DC + temp_min_MEAN15 + wind_speed_avg_MEAN15 + D_DMC + leaf_nitr_mass_ANDVI + D_wind_speed_max + solar_rad_max + D_rel_humid_min | Fuel) <text:s text:c="19"/>***</text:p>
      <text:p text:style-name="P3">temp_min_MEAN15 in (1 + rel_humid + rel_humid_MEAN7 + solar_rad_max_MEAN3 + DC + temp_min_MEAN15 + wind_speed_avg_MEAN15 + D_DMC + leaf_nitr_mass_ANDVI + D_wind_speed_max + solar_rad_max + D_rel_humid_min | Fuel) <text:s text:c="6"/>***</text:p>
      <text:p text:style-name="P3">wind_speed_avg_MEAN15 in (1 + rel_humid + rel_humid_MEAN7 + solar_rad_max_MEAN3 + DC + temp_min_MEAN15 + wind_speed_avg_MEAN15 + D_DMC + leaf_nitr_mass_ANDVI + D_wind_speed_max + solar_rad_max + D_rel_humid_min | Fuel) ***</text:p>
      <text:p text:style-name="P3">D_DMC in (1 + rel_humid + rel_humid_MEAN7 + solar_rad_max_MEAN3 + DC + temp_min_MEAN15 + wind_speed_avg_MEAN15 + D_DMC + leaf_nitr_mass_ANDVI + D_wind_speed_max + solar_rad_max + D_rel_humid_min | Fuel) <text:s text:c="16"/>** </text:p>
      <text:p text:style-name="P3">leaf_nitr_mass_ANDVI in (1 + rel_humid + rel_humid_MEAN7 + solar_rad_max_MEAN3 + DC + temp_min_MEAN15 + wind_speed_avg_MEAN15 + D_DMC + leaf_nitr_mass_ANDVI + D_wind_speed_max + solar_rad_max + D_rel_humid_min | Fuel) <text:s text:c="4"/></text:p>
      <text:p text:style-name="P3">D_wind_speed_max in (1 + rel_humid + rel_humid_MEAN7 + solar_rad_max_MEAN3 + DC + temp_min_MEAN15 + wind_speed_avg_MEAN15 + D_DMC + leaf_nitr_mass_ANDVI + D_wind_speed_max + solar_rad_max + D_rel_humid_min | Fuel) <text:s text:c="5"/>***</text:p>
      <text:p text:style-name="P3">solar_rad_max in (1 + rel_humid + rel_humid_MEAN7 + solar_rad_max_MEAN3 + DC + temp_min_MEAN15 + wind_speed_avg_MEAN15 + D_DMC + leaf_nitr_mass_ANDVI + D_wind_speed_max + solar_rad_max + D_rel_humid_min | Fuel) <text:s text:c="11"/></text:p>
      <text:p text:style-name="P3">D_rel_humid_min in (1 + rel_humid + rel_humid_MEAN7 + solar_rad_max_MEAN3 + DC + temp_min_MEAN15 + wind_speed_avg_MEAN15 + D_DMC + leaf_nitr_mass_ANDVI + D_wind_speed_max + solar_rad_max + D_rel_humid_min | Fuel) <text:s text:c="9"/></text:p>
      <text:p text:style-name="P3">---</text:p>
      <text:p text:style-name="P3">Signif. Codes: <text:s/>0 ‘***’ 0.001 ‘**’ 0.01 ‘*’ 0.05 ‘.’ 0.1 ‘ ’ 1</text:p>
      <text:p text:style-name="P3"/>
      <text:p text:style-name="P3"/>
      <text:p text:style-name="Text_20_body">LMER <text:span text:style-name="T1">VARYING SLOPE</text:span> BMS <text:span text:style-name="T1">6 </text:span></text:p>
      <text:p text:style-name="P3">REML criterion at convergence: 49530.4</text:p>
      <text:p text:style-name="P3"/>
      <text:p text:style-name="P3">Scaled residuals: </text:p>
      <text:p text:style-name="P3"><text:s text:c="4"/>Min <text:s text:c="5"/>1Q <text:s/>Median <text:s text:c="5"/>3Q <text:s text:c="4"/>Max </text:p>
      <text:p text:style-name="P3">-5.3675 -0.4562 -0.0569 <text:s/>0.3822 <text:s/>8.8893 </text:p>
      <text:p text:style-name="P3"/>
      <text:p text:style-name="P3">Random effects:</text:p>
      <text:p text:style-name="P3"><text:s/>Groups <text:s text:c="2"/>Name <text:s text:c="17"/>Variance Std.Dev. Corr <text:s text:c="30"/></text:p>
      <text:p text:style-name="P3"><text:s/>Fuel <text:s text:c="4"/>(Intercept) <text:s text:c="10"/>591.08 <text:s text:c="2"/>24.312 <text:s text:c="37"/></text:p>
      <text:p text:style-name="P3"><text:s text:c="10"/>rel_humid_MEAN7 <text:s text:c="7"/>32.93 <text:s text:c="3"/>5.738 <text:s text:c="3"/>0.59 <text:s text:c="29"/></text:p>
      <text:p text:style-name="P3"><text:s text:c="10"/>DC <text:s text:c="19"/>173.25 <text:s text:c="2"/>13.162 <text:s text:c="2"/>-0.83 -0.07 <text:s text:c="23"/></text:p>
      <text:p text:style-name="P3"><text:s text:c="10"/>temp_min_MEAN15 <text:s text:c="6"/>148.94 <text:s text:c="2"/>12.204 <text:s text:c="2"/>-0.63 <text:s/>0.11 <text:s/>0.80 <text:s text:c="17"/></text:p>
      <text:p text:style-name="P3"><text:s text:c="10"/>wind_speed_avg_MEAN15 <text:s/>43.29 <text:s text:c="3"/>6.579 <text:s text:c="3"/>0.71 <text:s/>0.89 -0.20 -0.13 <text:s text:c="11"/></text:p>
      <text:p text:style-name="P3"><text:s text:c="10"/>D_DMC <text:s text:c="17"/>52.36 <text:s text:c="3"/>7.236 <text:s text:c="2"/>-0.82 -0.26 <text:s/>0.90 <text:s/>0.68 -0.35 <text:s text:c="5"/></text:p>
      <text:p text:style-name="P3"><text:s text:c="10"/>D_wind_speed_max <text:s text:c="5"/>330.14 <text:s text:c="2"/>18.170 <text:s text:c="3"/>0.90 <text:s/>0.76 -0.62 -0.23 <text:s/>0.79 -0.67</text:p>
      <text:p text:style-name="P3"><text:s/>Residual <text:s text:c="22"/>821.77 <text:s text:c="2"/>28.667 <text:s text:c="37"/></text:p>
      <text:p text:style-name="P3">Number of obs: 5196, groups: <text:s/>Fuel, 9</text:p>
      <text:p text:style-name="P3"/>
      <text:p text:style-name="P3">Fixed effects:</text:p>
      <text:p text:style-name="P3"><text:s text:c="26"/>Estimate Std. Error <text:s text:c="8"/>df t value Pr(&gt;|t|) <text:s text:c="3"/></text:p>
      <text:p text:style-name="P3">(Intercept) <text:s text:c="14"/>84.36273 <text:s text:c="3"/>1.77733 <text:s text:c="2"/>29.82691 <text:s/>47.466 <text:s/>&lt; 2e-16 ***</text:p>
      <text:p text:style-name="P3">solar_rad_avg_MEAN7 <text:s text:c="7"/>4.62714 <text:s text:c="3"/>2.77041 5107.54458 <text:s text:c="2"/>1.670 0.094941 . <text:s/></text:p>
      <text:p text:style-name="P3">D_solar_rad_max <text:s text:c="10"/>-5.77600 <text:s text:c="3"/>5.49917 5110.98139 <text:s/>-1.050 0.293612 <text:s text:c="3"/></text:p>
      <text:p text:style-name="P3">D_solar_rad_avg <text:s text:c="10"/>17.06267 <text:s text:c="3"/>4.63489 5108.75169 <text:s text:c="2"/>3.681 0.000234 ***</text:p>
      <text:p text:style-name="P3">rel_humid_MEAN15 <text:s text:c="9"/>-4.57441 <text:s text:c="3"/>1.99013 <text:s/>309.08549 <text:s/>-2.299 0.022198 * <text:s/></text:p>
      <text:p text:style-name="P3">rel_humid_min_MEAN15 <text:s text:c="5"/>11.45220 <text:s text:c="3"/>2.66527 1043.35857 <text:s text:c="2"/>4.297 1.89e-05 ***</text:p>
      <text:p text:style-name="P3">rel_humid <text:s text:c="17"/>0.04008 <text:s text:c="3"/>0.91752 5091.98382 <text:s text:c="2"/>0.044 0.965157 <text:s text:c="3"/></text:p>
      <text:p text:style-name="P3">solar_rad_max_MEAN7 <text:s text:c="6"/>-1.79795 <text:s text:c="3"/>3.11127 5108.54842 <text:s/>-0.578 0.563368 <text:s text:c="3"/></text:p>
      <text:p text:style-name="P3">D_rel_humid_min_MEAN15 <text:s text:c="4"/>6.37003 <text:s text:c="3"/>6.71970 5066.63799 <text:s text:c="2"/>0.948 0.343193 <text:s text:c="3"/></text:p>
      <text:p text:style-name="P3">BUI <text:s text:c="22"/>-4.89836 <text:s text:c="3"/>5.00376 <text:s/>658.51260 <text:s/>-0.979 0.327971 <text:s text:c="3"/></text:p>
      <text:p text:style-name="P3">DMC <text:s text:c="23"/>4.14026 <text:s text:c="3"/>4.41212 <text:s/>917.66054 <text:s text:c="2"/>0.938 0.348295 <text:s text:c="3"/></text:p>
      <text:p text:style-name="P3"><text:soft-page-break/>evap_pot_MEAN7 <text:s text:c="11"/>-4.32481 <text:s text:c="3"/>4.71988 4693.04137 <text:s/>-0.916 0.359558 <text:s text:c="3"/></text:p>
      <text:p text:style-name="P3">evap_pot_MEAN15 <text:s text:c="10"/>18.16085 <text:s text:c="3"/>4.46561 4830.37160 <text:s text:c="2"/>4.067 4.84e-05 ***</text:p>
      <text:p text:style-name="P3">D_solar_rad_avg_MEAN7 <text:s text:c="5"/>7.38467 <text:s text:c="3"/>5.13103 5097.23602 <text:s text:c="2"/>1.439 0.150150 <text:s text:c="3"/></text:p>
      <text:p text:style-name="P3">solar_rad_max_MEAN3 <text:s text:c="7"/>2.13100 <text:s text:c="3"/>1.34237 5116.63021 <text:s text:c="2"/>1.587 0.112463 <text:s text:c="3"/></text:p>
      <text:p text:style-name="P3">temp_avg_MEAN15 <text:s text:c="10"/>-3.60961 <text:s text:c="3"/>4.46200 <text:s text:c="2"/>65.35628 <text:s/>-0.809 0.421470 <text:s text:c="3"/></text:p>
      <text:p text:style-name="P3">rel_humid_min <text:s text:c="13"/>5.20521 <text:s text:c="3"/>1.04692 5113.67632 <text:s text:c="2"/>4.972 6.85e-07 ***</text:p>
      <text:p text:style-name="P3">D_temp_avg <text:s text:c="14"/>-30.59687 <text:s text:c="3"/>7.45555 5073.66225 <text:s/>-4.104 4.13e-05 ***</text:p>
      <text:p text:style-name="P3">D_temp_min <text:s text:c="15"/>19.77145 <text:s text:c="3"/>4.65716 4932.36896 <text:s text:c="2"/>4.245 2.22e-05 ***</text:p>
      <text:p text:style-name="P3">solar_rad_avg <text:s text:c="13"/>5.73616 <text:s text:c="3"/>1.57339 5107.28522 <text:s text:c="2"/>3.646 0.000269 ***</text:p>
      <text:p text:style-name="P3">rel_humid_min_MEAN7 <text:s text:c="6"/>-0.94283 <text:s text:c="3"/>1.55944 <text:s text:c="2"/>99.76376 <text:s/>-0.605 0.546820 <text:s text:c="3"/></text:p>
      <text:p text:style-name="P3">ANDVI <text:s text:c="20"/>-2.07973 <text:s text:c="3"/>2.10328 <text:s/>161.20403 <text:s/>-0.989 0.324240 <text:s text:c="3"/></text:p>
      <text:p text:style-name="P3">D_solar_rad_max_MEAN7 <text:s text:c="5"/>2.23227 <text:s text:c="2"/>13.09435 5115.86175 <text:s text:c="2"/>0.170 0.864643 <text:s text:c="3"/></text:p>
      <text:p text:style-name="P3">D_evap_pot_MEAN15 <text:s text:c="7"/>-13.10796 <text:s text:c="3"/>3.23663 5084.92056 <text:s/>-4.050 5.20e-05 ***</text:p>
      <text:p text:style-name="P3">plant_height_ANDVI <text:s text:c="7"/>-2.52110 <text:s text:c="3"/>1.13828 <text:s/>110.20393 <text:s/>-2.215 0.028829 * <text:s/></text:p>
      <text:p text:style-name="P3">leaf_nitr_mass_ANDVI <text:s text:c="6"/>3.25968 <text:s text:c="3"/>1.72211 <text:s/>116.79245 <text:s text:c="2"/>1.893 0.060853 . <text:s/></text:p>
      <text:p text:style-name="P3">D_BUI <text:s text:c="21"/>7.03335 <text:s text:c="3"/>1.89750 <text:s text:c="2"/>12.98707 <text:s text:c="2"/>3.707 0.002641 ** </text:p>
      <text:p text:style-name="P3">solar_rad_max_MEAN15 <text:s text:c="6"/>4.92480 <text:s text:c="3"/>3.19384 5103.31940 <text:s text:c="2"/>1.542 0.123144 <text:s text:c="3"/></text:p>
      <text:p text:style-name="P3">D_solar_rad_max_MEAN15 <text:s text:c="4"/>4.44663 <text:s text:c="2"/>11.13494 5099.02668 <text:s text:c="2"/>0.399 0.689659 <text:s text:c="3"/></text:p>
      <text:p text:style-name="P3">D_rel_humid_MEAN15 <text:s text:c="8"/>4.14609 <text:s text:c="3"/>7.74493 5018.10596 <text:s text:c="2"/>0.535 0.592446 <text:s text:c="3"/></text:p>
      <text:p text:style-name="P3">solar_rad_max <text:s text:c="13"/>0.11393 <text:s text:c="3"/>1.36241 5119.30816 <text:s text:c="2"/>0.084 0.933361 <text:s text:c="3"/></text:p>
      <text:p text:style-name="P3">SLA_ANDVI <text:s text:c="16"/>-1.74040 <text:s text:c="3"/>1.75931 <text:s text:c="2"/>99.82586 <text:s/>-0.989 0.324933 <text:s text:c="3"/></text:p>
      <text:p text:style-name="P3">temp_max_MEAN15 <text:s text:c="11"/>4.37792 <text:s text:c="3"/>3.37721 <text:s/>378.17044 <text:s text:c="2"/>1.296 0.195658 <text:s text:c="3"/></text:p>
      <text:p text:style-name="P3">solar_rad_avg_MEAN15 <text:s text:c="6"/>1.15530 <text:s text:c="3"/>3.01502 5087.40518 <text:s text:c="2"/>0.383 0.701601 <text:s text:c="3"/></text:p>
      <text:p text:style-name="P3">D_rel_humid_min_MEAN7 <text:s text:c="5"/>2.89186 <text:s text:c="3"/>3.43863 5071.95481 <text:s text:c="2"/>0.841 0.400391 <text:s text:c="3"/></text:p>
      <text:p text:style-name="P3">D_DC <text:s text:c="21"/>-6.24436 <text:s text:c="3"/>1.30985 1813.69105 <text:s/>-4.767 2.02e-06 ***</text:p>
      <text:p text:style-name="P3">D_temp_avg_MEAN3 <text:s text:c="9"/>-4.98207 <text:s text:c="3"/>8.77522 5113.71966 <text:s/>-0.568 0.570234 <text:s text:c="3"/></text:p>
      <text:p text:style-name="P3">D_temp_max_MEAN3 <text:s text:c="9"/>17.60366 <text:s text:c="2"/>10.17518 5105.85688 <text:s text:c="2"/>1.730 0.083680 . <text:s/></text:p>
      <text:p text:style-name="P3">D <text:s text:c="24"/>-4.21142 <text:s text:c="3"/>7.34522 5046.60140 <text:s/>-0.573 0.566430 <text:s text:c="3"/></text:p>
      <text:p text:style-name="P3">D_solar_rad_max_MEAN3 <text:s text:c="4"/>11.43488 <text:s text:c="3"/>6.91378 5114.70017 <text:s text:c="2"/>1.654 0.098204 . <text:s/></text:p>
      <text:p text:style-name="P3">D_temp_avg_MEAN15 <text:s text:c="7"/>104.51949 <text:s text:c="2"/>29.24242 4628.77461 <text:s text:c="2"/>3.574 0.000355 ***</text:p>
      <text:p text:style-name="P3">D_rel_humid_min <text:s text:c="11"/>2.10399 <text:s text:c="3"/>1.91030 4943.19072 <text:s text:c="2"/>1.101 0.270779 <text:s text:c="3"/></text:p>
      <text:p text:style-name="P3">D_wind_speed_max_MEAN7 <text:s text:c="4"/>0.40640 <text:s text:c="3"/>3.09750 3705.67726 <text:s text:c="2"/>0.131 0.895623 <text:s text:c="3"/></text:p>
      <text:p text:style-name="P3"><text:soft-page-break/>D_wind_speed_avg_MEAN15 <text:s text:c="3"/>3.69832 <text:s text:c="3"/>3.47364 4873.81904 <text:s text:c="2"/>1.065 0.287073 <text:s text:c="3"/></text:p>
      <text:p text:style-name="P3">leaf_phos_ANDVI <text:s text:c="11"/>7.63063 <text:s text:c="3"/>2.61119 <text:s/>130.28268 <text:s text:c="2"/>2.922 0.004098 ** </text:p>
      <text:p text:style-name="P3">station_elevation <text:s text:c="9"/>0.96789 <text:s text:c="3"/>0.56507 2610.42433 <text:s text:c="2"/>1.713 0.086853 . <text:s/></text:p>
      <text:p text:style-name="P3">D_temp_max_MEAN15 <text:s text:c="7"/>-69.13857 <text:s text:c="2"/>22.68884 4861.51580 <text:s/>-3.047 0.002322 ** </text:p>
      <text:p text:style-name="P3">D_temp_min_MEAN15 <text:s text:c="7"/>-31.99502 <text:s text:c="2"/>11.70570 4627.84736 <text:s/>-2.733 0.006294 ** </text:p>
      <text:p text:style-name="P3">evap_pot_MEAN3 <text:s text:c="12"/>3.61630 <text:s text:c="3"/>2.86436 5111.17476 <text:s text:c="2"/>1.263 0.206822 <text:s text:c="3"/></text:p>
      <text:p text:style-name="P3">---</text:p>
      <text:p text:style-name="P3">Signif. codes: <text:s/>0 ‘***’ 0.001 ‘**’ 0.01 ‘*’ 0.05 ‘.’ 0.1 ‘ ’ 1</text:p>
      <text:p text:style-name="P3">AIC = 49686.4, DIC = 49850</text:p>
      <text:p text:style-name="P3">deviance = 49690.2 </text:p>
      <text:p text:style-name="P3"/>
      <text:p text:style-name="P3">&gt; fixef(lmer.fitre_2)</text:p>
      <text:p text:style-name="P3"><text:s text:c="12"/>(Intercept) <text:s text:c="4"/>solar_rad_avg_MEAN7 <text:s text:c="8"/>D_solar_rad_max <text:s text:c="8"/>D_solar_rad_avg <text:s text:c="7"/>rel_humid_MEAN15 </text:p>
      <text:p text:style-name="P3"><text:s text:c="13"/>84.3627276 <text:s text:c="14"/>4.6271375 <text:s text:c="13"/>-5.7759970 <text:s text:c="13"/>17.0626718 <text:s text:c="13"/>-4.5744074 </text:p>
      <text:p text:style-name="P3"><text:s text:c="3"/>rel_humid_min_MEAN15 <text:s text:c="14"/>rel_humid <text:s text:c="4"/>solar_rad_max_MEAN7 <text:s/>D_rel_humid_min_MEAN15 <text:s text:c="20"/>BUI </text:p>
      <text:p text:style-name="P3"><text:s text:c="13"/>11.4521992 <text:s text:c="14"/>0.0400820 <text:s text:c="13"/>-1.7979507 <text:s text:c="14"/>6.3700306 <text:s text:c="13"/>-4.8983625 </text:p>
      <text:p text:style-name="P3"><text:s text:c="20"/>DMC <text:s text:c="9"/>evap_pot_MEAN7 <text:s text:c="8"/>evap_pot_MEAN15 <text:s text:c="2"/>D_solar_rad_avg_MEAN7 <text:s text:c="4"/>solar_rad_max_MEAN3 </text:p>
      <text:p text:style-name="P3"><text:s text:c="14"/>4.1402555 <text:s text:c="13"/>-4.3248093 <text:s text:c="13"/>18.1608549 <text:s text:c="14"/>7.3846679 <text:s text:c="14"/>2.1310011 </text:p>
      <text:p text:style-name="P3"><text:s text:c="8"/>temp_avg_MEAN15 <text:s text:c="10"/>rel_humid_min <text:s text:c="13"/>D_temp_avg <text:s text:c="13"/>D_temp_min <text:s text:c="10"/>solar_rad_avg </text:p>
      <text:p text:style-name="P3"><text:s text:c="13"/>-3.6096123 <text:s text:c="14"/>5.2052052 <text:s text:c="12"/>-30.5968705 <text:s text:c="13"/>19.7714460 <text:s text:c="14"/>5.7361639 </text:p>
      <text:p text:style-name="P3"><text:s text:c="4"/>rel_humid_min_MEAN7 <text:s text:c="18"/>ANDVI <text:s text:c="2"/>D_solar_rad_max_MEAN7 <text:s text:c="6"/>D_evap_pot_MEAN15 <text:s text:c="5"/>plant_height_ANDVI </text:p>
      <text:p text:style-name="P3"><text:s text:c="13"/>-0.9428291 <text:s text:c="13"/>-2.0797346 <text:s text:c="14"/>2.2322723 <text:s text:c="12"/>-13.1079621 <text:s text:c="13"/>-2.5210999 </text:p>
      <text:p text:style-name="P3"><text:s text:c="3"/>leaf_nitr_mass_ANDVI <text:s text:c="18"/>D_BUI <text:s text:c="3"/>solar_rad_max_MEAN15 <text:s/>D_solar_rad_max_MEAN15 <text:s text:c="5"/>D_rel_humid_MEAN15 </text:p>
      <text:p text:style-name="P3"><text:s text:c="14"/>3.2596842 <text:s text:c="14"/>7.0333471 <text:s text:c="14"/>4.9247971 <text:s text:c="14"/>4.4466290 <text:s text:c="14"/>4.1460861 </text:p>
      <text:p text:style-name="P3"><text:s text:c="10"/>solar_rad_max <text:s text:c="14"/>SLA_ANDVI <text:s text:c="8"/>temp_max_MEAN15 <text:s text:c="3"/>solar_rad_avg_MEAN15 <text:s text:c="2"/>D_rel_humid_min_MEAN7 </text:p>
      <text:p text:style-name="P3"><text:s text:c="14"/>0.1139255 <text:s text:c="13"/>-1.7403978 <text:s text:c="14"/>4.3779210 <text:s text:c="14"/>1.1552989 <text:s text:c="14"/>2.8918628 </text:p>
      <text:p text:style-name="P3"><text:s text:c="19"/>D_DC <text:s text:c="7"/>D_temp_avg_MEAN3 <text:s text:c="7"/>D_temp_max_MEAN3 <text:s text:c="22"/>D <text:s text:c="2"/>D_solar_rad_max_MEAN3 </text:p>
      <text:p text:style-name="P3"><text:soft-page-break/><text:s text:c="13"/>-6.2443626 <text:s text:c="13"/>-4.9820715 <text:s text:c="13"/>17.6036581 <text:s text:c="13"/>-4.2114236 <text:s text:c="13"/>11.4348786 </text:p>
      <text:p text:style-name="P3"><text:s text:c="6"/>D_temp_avg_MEAN15 <text:s text:c="8"/>D_rel_humid_min <text:s/>D_wind_speed_max_MEAN7 D_wind_speed_avg_MEAN15 <text:s text:c="8"/>leaf_phos_ANDVI </text:p>
      <text:p text:style-name="P3"><text:s text:c="12"/>104.5194857 <text:s text:c="14"/>2.1039931 <text:s text:c="14"/>0.4063969 <text:s text:c="14"/>3.6983209 <text:s text:c="14"/>7.6306259 </text:p>
      <text:p text:style-name="P3"><text:s text:c="6"/>station_elevation <text:s text:c="6"/>D_temp_max_MEAN15 <text:s text:c="6"/>D_temp_min_MEAN15 <text:s text:c="9"/>evap_pot_MEAN3 </text:p>
      <text:p text:style-name="P3"><text:s text:c="14"/>0.9678915 <text:s text:c="12"/>-69.1385670 <text:s text:c="12"/>-31.9950208 <text:s text:c="14"/>3.6162954 </text:p>
      <text:p text:style-name="P3">&gt; ranef(lmer.fitre_2)</text:p>
      <text:p text:style-name="P3">$Fuel</text:p>
      <text:p text:style-name="P3"><text:s text:c="26"/>(Intercept) rel_humid_MEAN7 <text:s text:c="9"/>DC temp_min_MEAN15 wind_speed_avg_MEAN15 <text:s text:c="6"/>D_DMC</text:p>
      <text:p text:style-name="P3">buckwheat, eastern mojave <text:s text:c="2"/>5.0154598 <text:s text:c="5"/>-0.8557605 <text:s/>-1.6273446 <text:s text:c="4"/>-10.4867224 <text:s text:c="12"/>1.6107756 <text:s text:c="2"/>0.3459325</text:p>
      <text:p text:style-name="P3">ceanothus, bigpod <text:s text:c="10"/>3.9529400 <text:s text:c="5"/>-2.0066080 <text:s/>-6.0819243 <text:s text:c="5"/>-6.1449116 <text:s text:c="11"/>-1.3049379 <text:s/>-4.3568616</text:p>
      <text:p text:style-name="P3">ceanothus, hoaryleaf <text:s text:c="6"/>-0.9963828 <text:s text:c="5"/>-0.8217512 <text:s text:c="2"/>0.2701879 <text:s text:c="5"/>-6.0944915 <text:s text:c="11"/>-0.4065867 <text:s text:c="2"/>0.5374437</text:p>
      <text:p text:style-name="P3">chamise <text:s text:c="19"/>-0.4805027 <text:s text:c="5"/>-1.8252455 <text:s/>-1.2699540 <text:s text:c="5"/>-5.1260181 <text:s text:c="12"/>0.6352754 <text:s/>-4.4191746</text:p>
      <text:p text:style-name="P3">chamise, new growth <text:s text:c="8"/>3.2253224 <text:s text:c="5"/>-0.5356192 <text:s/>-5.1519502 <text:s text:c="4"/>-10.4298073 <text:s text:c="11"/>-2.4071578 <text:s/>-3.3300551</text:p>
      <text:p text:style-name="P3">sage, black <text:s text:c="15"/>50.4236409 <text:s text:c="5"/>13.0475093 -15.8383203 <text:s text:c="5"/>-5.9828659 <text:s text:c="11"/>13.5418014 -12.8619097</text:p>
      <text:p text:style-name="P3">sage, purple <text:s text:c="14"/>29.6096980 <text:s text:c="6"/>7.4593216 <text:s/>-5.3701771 <text:s text:c="5"/>-0.2010607 <text:s text:c="11"/>10.5963291 <text:s/>-1.7459492</text:p>
      <text:p text:style-name="P3">sagebrush, black <text:s text:c="10"/>29.1606872 <text:s text:c="5"/>-5.6518523 -30.5525479 <text:s text:c="4"/>-18.6287288 <text:s text:c="11"/>-5.1684990 -12.7354356</text:p>
      <text:p text:style-name="P3">sagebrush, california <text:s text:c="5"/>30.5141862 <text:s text:c="6"/>0.5660951 -15.4114145 <text:s text:c="4"/>-22.9463928 <text:s text:c="12"/>5.2875583 <text:s/>-6.2819572</text:p>
      <text:p text:style-name="P3"><text:s text:c="26"/>D_wind_speed_max</text:p>
      <text:p text:style-name="P3">buckwheat, eastern mojave <text:s text:c="6"/>-4.6867275</text:p>
      <text:p text:style-name="P3">ceanothus, bigpod <text:s text:c="14"/>-0.7362326</text:p>
      <text:p text:style-name="P3">ceanothus, hoaryleaf <text:s text:c="11"/>-6.7247405</text:p>
      <text:p text:style-name="P3">chamise <text:s text:c="24"/>-4.0151397</text:p>
      <text:p text:style-name="P3">chamise, new growth <text:s text:c="12"/>-6.8115468</text:p>
      <text:p text:style-name="P3">sage, black <text:s text:c="20"/>41.0773081</text:p>
      <text:p text:style-name="P3">sage, purple <text:s text:c="19"/>27.2993192</text:p>
      <text:p text:style-name="P3"><text:soft-page-break/>sagebrush, black <text:s text:c="15"/>14.6562206</text:p>
      <text:p text:style-name="P3">sagebrush, california <text:s text:c="11"/>9.1269121</text:p>
      <text:p text:style-name="P3"/>
      <text:p text:style-name="P3">with conditional variances for “Fuel”</text:p>
      <text:p text:style-name="P3"/>
      <text:p text:style-name="P3">LMER <text:span text:style-name="T1">VARYING SLOPE BMS 6 ANOVA</text:span></text:p>
      <text:p text:style-name="P3"><text:s/>lmeranova2</text:p>
      <text:p text:style-name="P3">ANOVA-like table for random-effects: Single term deletions</text:p>
      <text:p text:style-name="P3"/>
      <text:p text:style-name="P3">Model:</text:p>
      <text:p text:style-name="P3">Percent ~ solar_rad_avg_MEAN7 + D_solar_rad_max + D_solar_rad_avg + rel_humid_MEAN15 + rel_humid_min_MEAN15 + rel_humid + solar_rad_max_MEAN7 + D_rel_humid_min_MEAN15 + BUI + DMC + evap_pot_MEAN7 + evap_pot_MEAN15 + D_solar_rad_avg_MEAN7 + solar_rad_max_MEAN3 + temp_avg_MEAN15 + rel_humid_min + D_temp_avg + D_temp_min + solar_rad_avg + rel_humid_min_MEAN7 + ANDVI + D_solar_rad_max_MEAN7 + D_evap_pot_MEAN15 + plant_height_ANDVI + leaf_nitr_mass_ANDVI + D_BUI + solar_rad_max_MEAN15 + D_solar_rad_max_MEAN15 + <text:s text:c="5"/>D_rel_humid_MEAN15 + solar_rad_max + SLA_ANDVI + temp_max_MEAN15 + solar_rad_avg_MEAN15 + D_rel_humid_min_MEAN7 + D_DC + D_temp_avg_MEAN3 + D_temp_max_MEAN3 + D + D_solar_rad_max_MEAN3 + D_temp_avg_MEAN15 + D_rel_humid_min + D_wind_speed_max_MEAN7 + D_wind_speed_avg_MEAN15 + leaf_phos_ANDVI + station_elevation + D_temp_max_MEAN15 + D_temp_min_MEAN15 + evap_pot_MEAN3 + (1 + rel_humid_MEAN7 + DC + temp_min_MEAN15 + wind_speed_avg_MEAN15 + D_DMC + D_wind_speed_max | Fuel)</text:p>
      <text:p text:style-name="P3"><text:s text:c="128"/>npar</text:p>
      <text:p text:style-name="P3">&lt;none&gt; <text:s text:c="123"/>78</text:p>
      <text:p text:style-name="P3">rel_humid_MEAN7 in (1 + rel_humid_MEAN7 + DC + temp_min_MEAN15 + wind_speed_avg_MEAN15 + D_DMC + D_wind_speed_max | Fuel) <text:s text:c="8"/>71</text:p>
      <text:p text:style-name="P3">DC in (1 + rel_humid_MEAN7 + DC + temp_min_MEAN15 + wind_speed_avg_MEAN15 + D_DMC + D_wind_speed_max | Fuel) <text:s text:c="21"/>71</text:p>
      <text:p text:style-name="P3">temp_min_MEAN15 in (1 + rel_humid_MEAN7 + DC + temp_min_MEAN15 + wind_speed_avg_MEAN15 + D_DMC + D_wind_speed_max | Fuel) <text:s text:c="8"/>71</text:p>
      <text:p text:style-name="P3">wind_speed_avg_MEAN15 in (1 + rel_humid_MEAN7 + DC + temp_min_MEAN15 + wind_speed_avg_MEAN15 + D_DMC + D_wind_speed_max | Fuel) <text:s text:c="2"/>71</text:p>
      <text:p text:style-name="P3">D_DMC in (1 + rel_humid_MEAN7 + DC + temp_min_MEAN15 + wind_speed_avg_MEAN15 + D_DMC + D_wind_speed_max | Fuel) <text:s text:c="18"/>71</text:p>
      <text:p text:style-name="P3">D_wind_speed_max in (1 + rel_humid_MEAN7 + DC + temp_min_MEAN15 + wind_speed_avg_MEAN15 + D_DMC + D_wind_speed_max | Fuel) <text:s text:c="7"/>71</text:p>
      <text:p text:style-name="P3"><text:s text:c="128"/>logLik</text:p>
      <text:p text:style-name="P3"><text:soft-page-break/>&lt;none&gt; <text:s text:c="121"/>-24765</text:p>
      <text:p text:style-name="P3">rel_humid_MEAN7 in (1 + rel_humid_MEAN7 + DC + temp_min_MEAN15 + wind_speed_avg_MEAN15 + D_DMC + D_wind_speed_max | Fuel) <text:s text:c="6"/>-24811</text:p>
      <text:p text:style-name="P3">DC in (1 + rel_humid_MEAN7 + DC + temp_min_MEAN15 + wind_speed_avg_MEAN15 + D_DMC + D_wind_speed_max | Fuel) <text:s text:c="19"/>-24914</text:p>
      <text:p text:style-name="P3">temp_min_MEAN15 in (1 + rel_humid_MEAN7 + DC + temp_min_MEAN15 + wind_speed_avg_MEAN15 + D_DMC + D_wind_speed_max | Fuel) <text:s text:c="6"/>-24792</text:p>
      <text:p text:style-name="P3">wind_speed_avg_MEAN15 in (1 + rel_humid_MEAN7 + DC + temp_min_MEAN15 + wind_speed_avg_MEAN15 + D_DMC + D_wind_speed_max | Fuel) -24790</text:p>
      <text:p text:style-name="P3">D_DMC in (1 + rel_humid_MEAN7 + DC + temp_min_MEAN15 + wind_speed_avg_MEAN15 + D_DMC + D_wind_speed_max | Fuel) <text:s text:c="16"/>-24777</text:p>
      <text:p text:style-name="P3">D_wind_speed_max in (1 + rel_humid_MEAN7 + DC + temp_min_MEAN15 + wind_speed_avg_MEAN15 + D_DMC + D_wind_speed_max | Fuel) <text:s text:c="5"/>-24889</text:p>
      <text:p text:style-name="P3"><text:s text:c="130"/>AIC</text:p>
      <text:p text:style-name="P3">&lt;none&gt; <text:s text:c="121"/>49686</text:p>
      <text:p text:style-name="P3">rel_humid_MEAN7 in (1 + rel_humid_MEAN7 + DC + temp_min_MEAN15 + wind_speed_avg_MEAN15 + D_DMC + D_wind_speed_max | Fuel) <text:s text:c="6"/>49764</text:p>
      <text:p text:style-name="P3">DC in (1 + rel_humid_MEAN7 + DC + temp_min_MEAN15 + wind_speed_avg_MEAN15 + D_DMC + D_wind_speed_max | Fuel) <text:s text:c="19"/>49970</text:p>
      <text:p text:style-name="P3">temp_min_MEAN15 in (1 + rel_humid_MEAN7 + DC + temp_min_MEAN15 + wind_speed_avg_MEAN15 + D_DMC + D_wind_speed_max | Fuel) <text:s text:c="6"/>49727</text:p>
      <text:p text:style-name="P3">wind_speed_avg_MEAN15 in (1 + rel_humid_MEAN7 + DC + temp_min_MEAN15 + wind_speed_avg_MEAN15 + D_DMC + D_wind_speed_max | Fuel) 49723</text:p>
      <text:p text:style-name="P3">D_DMC in (1 + rel_humid_MEAN7 + DC + temp_min_MEAN15 + wind_speed_avg_MEAN15 + D_DMC + D_wind_speed_max | Fuel) <text:s text:c="16"/>49697</text:p>
      <text:p text:style-name="P3">D_wind_speed_max in (1 + rel_humid_MEAN7 + DC + temp_min_MEAN15 + wind_speed_avg_MEAN15 + D_DMC + D_wind_speed_max | Fuel) <text:s text:c="5"/>49920</text:p>
      <text:p text:style-name="P3"><text:s text:c="132"/>LRT</text:p>
      <text:p text:style-name="P3">&lt;none&gt; <text:s text:c="128"/></text:p>
      <text:p text:style-name="P3">rel_humid_MEAN7 in (1 + rel_humid_MEAN7 + DC + temp_min_MEAN15 + wind_speed_avg_MEAN15 + D_DMC + D_wind_speed_max | Fuel) <text:s text:c="7"/>91.782</text:p>
      <text:p text:style-name="P3">DC in (1 + rel_humid_MEAN7 + DC + temp_min_MEAN15 + wind_speed_avg_MEAN15 + D_DMC + D_wind_speed_max | Fuel) <text:s text:c="19"/>297.213</text:p>
      <text:p text:style-name="P3">temp_min_MEAN15 in (1 + rel_humid_MEAN7 + DC + temp_min_MEAN15 + wind_speed_avg_MEAN15 + D_DMC + D_wind_speed_max | Fuel) <text:s text:c="7"/>54.108</text:p>
      <text:p text:style-name="P3">wind_speed_avg_MEAN15 in (1 + rel_humid_MEAN7 + DC + temp_min_MEAN15 + wind_speed_avg_MEAN15 + D_DMC + D_wind_speed_max | Fuel) <text:s/>50.453</text:p>
      <text:p text:style-name="P3"><text:soft-page-break/>D_DMC in (1 + rel_humid_MEAN7 + DC + temp_min_MEAN15 + wind_speed_avg_MEAN15 + D_DMC + D_wind_speed_max | Fuel) <text:s text:c="17"/>24.226</text:p>
      <text:p text:style-name="P3">D_wind_speed_max in (1 + rel_humid_MEAN7 + DC + temp_min_MEAN15 + wind_speed_avg_MEAN15 + D_DMC + D_wind_speed_max | Fuel) <text:s text:c="5"/>247.431</text:p>
      <text:p text:style-name="P3"><text:s text:c="128"/>Df</text:p>
      <text:p text:style-name="P3">&lt;none&gt; <text:s text:c="123"/></text:p>
      <text:p text:style-name="P3">rel_humid_MEAN7 in (1 + rel_humid_MEAN7 + DC + temp_min_MEAN15 + wind_speed_avg_MEAN15 + D_DMC + D_wind_speed_max | Fuel) <text:s text:c="7"/>7</text:p>
      <text:p text:style-name="P3">DC in (1 + rel_humid_MEAN7 + DC + temp_min_MEAN15 + wind_speed_avg_MEAN15 + D_DMC + D_wind_speed_max | Fuel) <text:s text:c="20"/>7</text:p>
      <text:p text:style-name="P3">temp_min_MEAN15 in (1 + rel_humid_MEAN7 + DC + temp_min_MEAN15 + wind_speed_avg_MEAN15 + D_DMC + D_wind_speed_max | Fuel) <text:s text:c="7"/>7</text:p>
      <text:p text:style-name="P3">wind_speed_avg_MEAN15 in (1 + rel_humid_MEAN7 + DC + temp_min_MEAN15 + wind_speed_avg_MEAN15 + D_DMC + D_wind_speed_max | Fuel) <text:s/>7</text:p>
      <text:p text:style-name="P3">D_DMC in (1 + rel_humid_MEAN7 + DC + temp_min_MEAN15 + wind_speed_avg_MEAN15 + D_DMC + D_wind_speed_max | Fuel) <text:s text:c="17"/>7</text:p>
      <text:p text:style-name="P3">D_wind_speed_max in (1 + rel_humid_MEAN7 + DC + temp_min_MEAN15 + wind_speed_avg_MEAN15 + D_DMC + D_wind_speed_max | Fuel) <text:s text:c="6"/>7</text:p>
      <text:p text:style-name="P3"><text:s text:c="128"/>Pr(&gt;Chisq)</text:p>
      <text:p text:style-name="P3">&lt;none&gt; <text:s text:c="131"/></text:p>
      <text:p text:style-name="P3">rel_humid_MEAN7 in (1 + rel_humid_MEAN7 + DC + temp_min_MEAN15 + wind_speed_avg_MEAN15 + D_DMC + D_wind_speed_max | Fuel) <text:s text:c="7"/>&lt; 2.2e-16</text:p>
      <text:p text:style-name="P3">DC in (1 + rel_humid_MEAN7 + DC + temp_min_MEAN15 + wind_speed_avg_MEAN15 + D_DMC + D_wind_speed_max | Fuel) <text:s text:c="20"/>&lt; 2.2e-16</text:p>
      <text:p text:style-name="P3">temp_min_MEAN15 in (1 + rel_humid_MEAN7 + DC + temp_min_MEAN15 + wind_speed_avg_MEAN15 + D_DMC + D_wind_speed_max | Fuel) <text:s text:c="7"/>2.239e-09</text:p>
      <text:p text:style-name="P3">wind_speed_avg_MEAN15 in (1 + rel_humid_MEAN7 + DC + temp_min_MEAN15 + wind_speed_avg_MEAN15 + D_DMC + D_wind_speed_max | Fuel) <text:s/>1.177e-08</text:p>
      <text:p text:style-name="P3">D_DMC in (1 + rel_humid_MEAN7 + DC + temp_min_MEAN15 + wind_speed_avg_MEAN15 + D_DMC + D_wind_speed_max | Fuel) <text:s text:c="19"/>0.00104</text:p>
      <text:p text:style-name="P3">D_wind_speed_max in (1 + rel_humid_MEAN7 + DC + temp_min_MEAN15 + wind_speed_avg_MEAN15 + D_DMC + D_wind_speed_max | Fuel) <text:s text:c="6"/>&lt; 2.2e-16</text:p>
      <text:p text:style-name="P3"><text:s text:c="131"/></text:p>
      <text:p text:style-name="P3">&lt;none&gt; <text:s text:c="124"/></text:p>
      <text:p text:style-name="P3">rel_humid_MEAN7 in (1 + rel_humid_MEAN7 + DC + temp_min_MEAN15 + wind_speed_avg_MEAN15 + D_DMC + D_wind_speed_max | Fuel) <text:s text:c="6"/>***</text:p>
      <text:p text:style-name="P3">DC in (1 + rel_humid_MEAN7 + DC + temp_min_MEAN15 + wind_speed_avg_MEAN15 + D_DMC + D_wind_speed_max | Fuel) <text:s text:c="19"/>***</text:p>
      <text:p text:style-name="P3"><text:soft-page-break/>temp_min_MEAN15 in (1 + rel_humid_MEAN7 + DC + temp_min_MEAN15 + wind_speed_avg_MEAN15 + D_DMC + D_wind_speed_max | Fuel) <text:s text:c="6"/>***</text:p>
      <text:p text:style-name="P3">wind_speed_avg_MEAN15 in (1 + rel_humid_MEAN7 + DC + temp_min_MEAN15 + wind_speed_avg_MEAN15 + D_DMC + D_wind_speed_max | Fuel) ***</text:p>
      <text:p text:style-name="P3">D_DMC in (1 + rel_humid_MEAN7 + DC + temp_min_MEAN15 + wind_speed_avg_MEAN15 + D_DMC + D_wind_speed_max | Fuel) <text:s text:c="16"/>** </text:p>
      <text:p text:style-name="P3">D_wind_speed_max in (1 + rel_humid_MEAN7 + DC + temp_min_MEAN15 + wind_speed_avg_MEAN15 + D_DMC + D_wind_speed_max | Fuel) <text:s text:c="5"/>***</text:p>
      <text:p text:style-name="P3">---</text:p>
      <text:p text:style-name="P3">Signif. codes: <text:s/>0 ‘***’ 0.001 ‘**’ 0.01 ‘*’ 0.05 ‘.’ 0.1 ‘ ’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7:50:17.868597926</meta:creation-date>
    <dc:date>2021-12-15T09:19:09.944536902</dc:date>
    <meta:editing-duration>P2DT21H42M54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7" meta:paragraph-count="827" meta:word-count="7177" meta:character-count="75397" meta:non-whitespace-character-count="49448"/>
  </office:meta>
</office:document-meta>
</file>